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462000000587CE155E8D689C890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Symbol" svg:font-family="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Italique" style:font-family-generic="roman" style:font-pitch="variable"/>
    <style:font-face style:name="Times New Roman5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0.614cm" style:rel-column-width="4392*"/>
    </style:style>
    <style:style style:name="Table1.B" style:family="table-column">
      <style:table-column-properties style:column-width="1.621cm" style:rel-column-width="11609*"/>
    </style:style>
    <style:style style:name="Table1.C" style:family="table-column">
      <style:table-column-properties style:column-width="2.646cm" style:rel-column-width="18942*"/>
    </style:style>
    <style:style style:name="Table1.D" style:family="table-column">
      <style:table-column-properties style:column-width="4.272cm" style:rel-column-width="305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B1" style:family="table-cell">
      <style:table-cell-properties style:vertical-align="middle" fo:background-color="#ecf191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ecf191" fo:padding="0.049cm" fo:border="0.05pt solid #000000" style:writing-mode="page">
        <style:background-image/>
      </style:table-cell-properties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9.008cm" fo:margin-left="-0.014cm" table:align="left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1.132cm"/>
    </style:style>
    <style:style style:name="Table2.B" style:family="table-column">
      <style:table-column-properties style:column-width="1.274cm"/>
    </style:style>
    <style:style style:name="Table2.G" style:family="table-column">
      <style:table-column-properties style:column-width="1.508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ecf191" fo:padding="0.049cm" fo:border-left="0.15pt solid #000000" fo:border-right="none" fo:border-top="0.15pt solid #000000" fo:border-bottom="0.1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add9e0" fo:padding="0.049cm" fo:border-left="0.15pt solid #000000" fo:border-right="none" fo:border-top="0.1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middle" fo:background-color="#ecf191" fo:padding="0.049cm" fo:border-left="0.15pt solid #000000" fo:border-right="0.15pt solid #000000" fo:border-top="0.15pt solid #000000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#add9e0" fo:padding="0.049cm" fo:border-left="0.15pt solid #000000" fo:border-right="none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3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4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5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6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7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3" style:family="table">
      <style:table-properties style:width="7.001cm" table:align="left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1.162cm"/>
    </style:style>
    <style:style style:name="Table3.B" style:family="table-column">
      <style:table-column-properties style:column-width="1.166cm"/>
    </style:style>
    <style:style style:name="Table3.D" style:family="table-column">
      <style:table-column-properties style:column-width="1.168cm"/>
    </style:style>
    <style:style style:name="Table3.F" style:family="table-column">
      <style:table-column-properties style:column-width="1.173cm"/>
    </style:style>
    <style:style style:name="Table3.1" style:family="table-row">
      <style:table-row-properties style:row-height="1.011cm" fo:background-color="transparent">
        <style:background-image/>
      </style:table-row-properties>
    </style:style>
    <style:style style:name="Table3.A1" style:family="table-cell">
      <style:table-cell-properties style:vertical-align="middle" fo:padding="0.049cm" fo:border="none" style:writing-mode="page"/>
    </style:style>
    <style:style style:name="Table3.B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3.2" style:family="table-row">
      <style:table-row-properties style:row-height="1.109cm" fo:background-color="transparent">
        <style:background-image/>
      </style:table-row-properties>
    </style:style>
    <style:style style:name="Table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3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4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5" style:family="table-cell">
      <style:table-cell-properties fo:background-color="#0000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Paragraphe_20_livret_20_">
      <style:paragraph-properties fo:text-align="center" style:justify-single-word="false"/>
      <style:text-properties officeooo:paragraph-rsid="0082316b"/>
    </style:style>
    <style:style style:name="P2" style:family="paragraph" style:parent-style-name="Table_20_Contents">
      <style:paragraph-properties fo:text-align="center" style:justify-single-word="false"/>
      <style:text-properties officeooo:paragraph-rsid="0082316b"/>
    </style:style>
    <style:style style:name="P3" style:family="paragraph" style:parent-style-name="_5f_Paragraphe_20_livret_20_">
      <style:paragraph-properties fo:text-align="center" style:justify-single-word="false"/>
      <style:text-properties officeooo:paragraph-rsid="00865755"/>
    </style:style>
    <style:style style:name="P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2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7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P18" style:family="paragraph" style:parent-style-name="Header">
      <style:text-properties fo:font-size="14pt" style:font-size-asian="14pt" style:font-size-complex="14pt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Paragraphe_20_livret_20_">
      <style:text-properties fo:font-size="6pt" officeooo:paragraph-rsid="0082316b" style:font-size-asian="5.25pt" style:font-size-complex="6pt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Paragraphe_20_livret_20_">
      <style:text-properties fo:font-size="10pt" officeooo:paragraph-rsid="0082316b" style:font-size-asian="8.75pt" style:font-size-complex="10pt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_5f_Paragraphe_20_livret_20_">
      <style:text-properties officeooo:paragraph-rsid="0082316b"/>
    </style:style>
    <style:style style:name="P27" style:family="paragraph" style:parent-style-name="FILET_5f_POINTILLES">
      <style:text-properties officeooo:paragraph-rsid="0082316b"/>
    </style:style>
    <style:style style:name="P28" style:family="paragraph" style:parent-style-name="Table_20_Contents">
      <style:paragraph-properties fo:text-align="justify" style:justify-single-word="false"/>
      <style:text-properties officeooo:paragraph-rsid="0082316b"/>
    </style:style>
    <style:style style:name="P29" style:family="paragraph" style:parent-style-name="Table_20_Contents">
      <style:paragraph-properties fo:text-align="center" style:justify-single-word="false"/>
      <style:text-properties officeooo:rsid="005a36ed" officeooo:paragraph-rsid="0082316b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5a36ed" officeooo:paragraph-rsid="0082316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officeooo:rsid="005bddff" officeooo:paragraph-rsid="0082316b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6b54ed" officeooo:paragraph-rsid="0082316b" style:font-weight-asian="bold" style:font-weight-complex="bold"/>
    </style:style>
    <style:style style:name="P33" style:family="paragraph" style:parent-style-name="_5f_Paragraphe_20_livret_20_">
      <style:text-properties fo:font-weight="bold" officeooo:rsid="0069f22f" officeooo:paragraph-rsid="0082316b" style:font-weight-asian="bold" style:font-weight-complex="bold"/>
    </style:style>
    <style:style style:name="P34" style:family="paragraph" style:parent-style-name="_5f_Paragraphe_20_livret_20_">
      <style:text-properties fo:font-weight="bold" officeooo:paragraph-rsid="0082316b" style:font-weight-asian="bold" style:font-weight-complex="bold"/>
    </style:style>
    <style:style style:name="P35" style:family="paragraph" style:parent-style-name="FILET_5f_POINTILLES">
      <style:text-properties fo:color="#b3b3b3" loext:opacity="100%" officeooo:rsid="005ca1b0" officeooo:paragraph-rsid="0082316b"/>
    </style:style>
    <style:style style:name="P36" style:family="paragraph" style:parent-style-name="_5f_Paragraphe_20_livret_20_">
      <style:paragraph-properties fo:text-align="center" style:justify-single-word="false"/>
      <style:text-properties officeooo:rsid="00557d48" officeooo:paragraph-rsid="0082316b"/>
    </style:style>
    <style:style style:name="P37" style:family="paragraph" style:parent-style-name="_5f_Paragraphe_20_livret_20_">
      <style:paragraph-properties fo:text-align="center" style:justify-single-word="false"/>
      <style:text-properties officeooo:rsid="0056c997" officeooo:paragraph-rsid="0082316b"/>
    </style:style>
    <style:style style:name="P38" style:family="paragraph" style:parent-style-name="_5f_Paragraphe_20_livret_20_">
      <style:paragraph-properties fo:text-align="center" style:justify-single-word="false"/>
      <style:text-properties officeooo:rsid="0056c997" officeooo:paragraph-rsid="00865755"/>
    </style:style>
    <style:style style:name="P39" style:family="paragraph" style:parent-style-name="_5f_Paragraphe_20_livret_20_">
      <style:paragraph-properties fo:text-align="center" style:justify-single-word="false"/>
      <style:text-properties officeooo:rsid="005870d4" officeooo:paragraph-rsid="0082316b"/>
    </style:style>
    <style:style style:name="P40" style:family="paragraph" style:parent-style-name="_5f_Paragraphe_20_livret_20_">
      <style:paragraph-properties fo:text-align="center" style:justify-single-word="false"/>
      <style:text-properties officeooo:rsid="005870d4" officeooo:paragraph-rsid="00865755"/>
    </style:style>
    <style:style style:name="P41" style:family="paragraph" style:parent-style-name="_5f_Paragraphe_20_livret_20_">
      <style:text-properties officeooo:rsid="0066ff6b" officeooo:paragraph-rsid="0082316b"/>
    </style:style>
    <style:style style:name="P42" style:family="paragraph" style:parent-style-name="_5f_Paragraphe_20_livret_20_">
      <style:text-properties officeooo:rsid="0066ff6b" officeooo:paragraph-rsid="008e3004"/>
    </style:style>
    <style:style style:name="P43" style:family="paragraph" style:parent-style-name="_5f_Paragraphe_20_livret_20_">
      <style:text-properties officeooo:rsid="0069f22f" officeooo:paragraph-rsid="0082316b"/>
    </style:style>
    <style:style style:name="P44" style:family="paragraph" style:parent-style-name="_5f_Paragraphe_20_livret_20_">
      <style:paragraph-properties fo:margin-top="0cm" fo:margin-bottom="0cm" style:contextual-spacing="false"/>
      <style:text-properties officeooo:paragraph-rsid="00842062"/>
    </style:style>
    <style:style style:name="P45" style:family="paragraph" style:parent-style-name="_5f_Paragraphe_20_livret_20_">
      <style:text-properties officeooo:paragraph-rsid="009193db"/>
    </style:style>
    <style:style style:name="P46" style:family="paragraph" style:parent-style-name="_5f_Paragraphe_20_livret_20_">
      <style:text-properties officeooo:paragraph-rsid="0092ebf6"/>
    </style:style>
    <style:style style:name="P47" style:family="paragraph" style:parent-style-name="_5f_Paragraphe_20_livret_20_">
      <style:text-properties officeooo:paragraph-rsid="0093b71e"/>
    </style:style>
    <style:style style:name="P48" style:family="paragraph" style:parent-style-name="_5f_Footer_20_page_20_paire_20__28_G_29_">
      <style:text-properties officeooo:paragraph-rsid="02cdb06c"/>
    </style:style>
    <style:style style:name="P49" style:family="paragraph" style:parent-style-name="_5f_Footer_20_page_20_paire_20__28_G_29_"/>
    <style:style style:name="P5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2" style:family="paragraph" style:parent-style-name="_5f_Paragraphe_20_livret_20_" style:list-style-name="L1" style:master-page-name="">
      <loext:graphic-properties draw:fill="none"/>
      <style:paragraph-properties fo:margin-left="0.7cm" fo:margin-right="0cm" fo:margin-top="0.101cm" fo:margin-bottom="0.101cm" style:contextual-spacing="false" fo:text-align="justify" style:justify-single-word="false" fo:text-indent="-0.6cm" style:auto-text-indent="false" style:page-number="auto" fo:background-color="transparent" style:shadow="none" style:writing-mode="lr-tb">
        <style:tab-stops/>
      </style:paragraph-properties>
      <style:text-properties officeooo:paragraph-rsid="008e3004"/>
    </style:style>
    <style:style style:name="P53" style:family="paragraph" style:parent-style-name="_5f_Paragraphe_20_livret_20_" style:list-style-name="L1">
      <loext:graphic-properties draw:fill="none"/>
      <style:paragraph-properties fo:margin-left="0.7cm" fo:margin-right="0cm" fo:margin-top="0.101cm" fo:margin-bottom="0.101cm" style:contextual-spacing="false" fo:text-align="justify" style:justify-single-word="false" fo:text-indent="-0.6cm" style:auto-text-indent="false" fo:background-color="transparent" style:shadow="none" style:writing-mode="lr-tb">
        <style:tab-stops/>
      </style:paragraph-properties>
      <style:text-properties officeooo:paragraph-rsid="008f3b94"/>
    </style:style>
    <style:style style:name="P54" style:family="paragraph" style:parent-style-name="_5f_Paragraphe_20_livret_20_" style:list-style-name="L1">
      <loext:graphic-properties draw:fill="none"/>
      <style:paragraph-properties fo:margin-left="0.7cm" fo:margin-right="0cm" fo:margin-top="0.101cm" fo:margin-bottom="0.101cm" style:contextual-spacing="false" fo:text-align="justify" style:justify-single-word="false" fo:text-indent="-0.6cm" style:auto-text-indent="false" fo:background-color="transparent" style:shadow="none" style:writing-mode="lr-tb">
        <style:tab-stops/>
      </style:paragraph-properties>
      <style:text-properties officeooo:paragraph-rsid="0082316b"/>
    </style:style>
    <style:style style:name="P55" style:family="paragraph" style:parent-style-name="_5f_Paragraphe_20_livret_20_réponse_20_pointillé" style:list-style-name="_5f_Numérotation_20_des_20_exercices_20_livrets">
      <style:text-properties officeooo:paragraph-rsid="0082316b"/>
    </style:style>
    <style:style style:name="P56" style:family="paragraph" style:parent-style-name="_5f_Paragraphe_20_livret_20_réponse_20_pointillé" style:list-style-name="_5f_Numérotation_20_des_20_exercices_20_livrets">
      <style:paragraph-properties fo:text-align="start" style:justify-single-word="false"/>
      <style:text-properties officeooo:paragraph-rsid="0082316b"/>
    </style:style>
    <style:style style:name="P57" style:family="paragraph" style:parent-style-name="_5f_Paragraphe_20_livret_20_réponse_20_pointillé" style:list-style-name="">
      <style:paragraph-properties fo:text-align="start" style:justify-single-word="false"/>
      <style:text-properties officeooo:paragraph-rsid="0082316b"/>
    </style:style>
    <style:style style:name="P58" style:family="paragraph" style:parent-style-name="_5f_Paragraphe_20_livret_20_réponse_20_pointillé" style:list-style-name="">
      <style:paragraph-properties fo:text-align="start" style:justify-single-word="false"/>
      <style:text-properties fo:color="#b3b3b3" loext:opacity="100%" officeooo:rsid="005ca1b0" officeooo:paragraph-rsid="0082316b"/>
    </style:style>
    <style:style style:name="P59" style:family="paragraph" style:parent-style-name="_5f_Paragraphe_20_livret_20_réponse_20_élève" style:list-style-name="_5f_Numérotation_20_des_20_exercices_20_livrets">
      <style:text-properties officeooo:paragraph-rsid="0082316b"/>
    </style:style>
    <style:style style:name="P60" style:family="paragraph" style:parent-style-name="_5f_Paragraphe_20_livret_20_réponse_20_élève" style:list-style-name="_5f_Numérotation_20_des_20_exercices_20_livrets">
      <style:text-properties officeooo:paragraph-rsid="008d68b6"/>
    </style:style>
    <style:style style:name="P61" style:family="paragraph" style:parent-style-name="_5f_Paragraphe_20_livret_20_réponse_20_élève" style:list-style-name="_5f_Numérotation_20_des_20_exercices_20_livrets">
      <style:text-properties officeooo:rsid="0066ff6b" officeooo:paragraph-rsid="0082316b"/>
    </style:style>
    <style:style style:name="P62" style:family="paragraph" style:parent-style-name="_5f_Paragraphe_20_livret_20_réponse_20_élève" style:list-style-name="_5f_Numérotation_20_des_20_exercices_20_livrets">
      <style:text-properties officeooo:rsid="0066ff6b" officeooo:paragraph-rsid="008d68b6"/>
    </style:style>
    <style:style style:name="P63" style:family="paragraph" style:parent-style-name="_5f_Paragraphe_20_livret_20_réponse_20_élève" style:list-style-name="">
      <style:text-properties fo:color="#b3b3b3" loext:opacity="100%" officeooo:rsid="005ca1b0" officeooo:paragraph-rsid="0082316b"/>
    </style:style>
    <style:style style:name="P64" style:family="paragraph" style:parent-style-name="_5f_Paragraphe_20_énoncé_20_après_20_numéro_20_question">
      <style:text-properties officeooo:paragraph-rsid="0082316b"/>
    </style:style>
    <style:style style:name="P65" style:family="paragraph" style:parent-style-name="_5f_Paragraphe_20_énoncé_20_après_20_numéro_20_question">
      <style:text-properties officeooo:rsid="004ad775" officeooo:paragraph-rsid="0082316b"/>
    </style:style>
    <style:style style:name="P66" style:family="paragraph" style:parent-style-name="_5f_Paragraphe_20_énoncé_20_après_20_numéro_20_question">
      <style:text-properties officeooo:rsid="004c399b" officeooo:paragraph-rsid="0082316b"/>
    </style:style>
    <style:style style:name="P67" style:family="paragraph" style:parent-style-name="_5f_Paragraphe_20_énoncé_20_après_20_numéro_20_question">
      <style:text-properties officeooo:rsid="004dfcef" officeooo:paragraph-rsid="0082316b"/>
    </style:style>
    <style:style style:name="P68" style:family="paragraph" style:parent-style-name="_5f_Paragraphe_20_énoncé_20_après_20_numéro_20_question" style:list-style-name="">
      <style:text-properties officeooo:rsid="004dfcef" officeooo:paragraph-rsid="0082316b"/>
    </style:style>
    <style:style style:name="P69" style:family="paragraph" style:parent-style-name="_5f_Titre_20_d_27_exercices_20_livret" style:list-style-name="_5f_Numérotation_20_des_20_exercices_20_livrets"/>
    <style:style style:name="P70" style:family="paragraph" style:parent-style-name="_5f_Titre_20_d_27_exercices_20_livret_20_avec_20_num_20_exo" style:list-style-name="_5f_Numérotation_20_des_20_exercices_20_livrets">
      <style:text-properties officeooo:paragraph-rsid="0082316b"/>
    </style:style>
    <style:style style:name="P71" style:family="paragraph" style:parent-style-name="_5f_Titre_20_d_27_exercices_20_livret_20_avec_20_num_20_exo">
      <style:text-properties officeooo:paragraph-rsid="0082316b"/>
    </style:style>
    <style:style style:name="P72" style:family="paragraph" style:parent-style-name="_5f_Titre_20_d_27_exercices_20_livret_20_avec_20_num_20_exo">
      <style:paragraph-properties fo:margin-top="0.3cm" fo:margin-bottom="0.199cm" style:contextual-spacing="false">
        <style:tab-stops/>
      </style:paragraph-properties>
      <style:text-properties officeooo:rsid="0069f22f" officeooo:paragraph-rsid="0082316b"/>
    </style:style>
    <style:style style:name="P73" style:family="paragraph" style:parent-style-name="_5f_Titre_20_d_27_exercices_20_livret_20_sans_20_titre_20_avec_20_num_20_exo" style:list-style-name="_5f_Numérotation_20_des_20_exercices_20_livrets"/>
    <style:style style:name="P74" style:family="paragraph" style:parent-style-name="_5f_Titre_20_d_27_exercices_20_livret_20_sans_20_titre_20_avec_20_num_20_exo" style:list-style-name="_5f_Numérotation_20_des_20_exercices_20_livrets">
      <style:text-properties officeooo:paragraph-rsid="0082316b"/>
    </style:style>
    <style:style style:name="P75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  <style:text-properties officeooo:rsid="00456b88" officeooo:paragraph-rsid="0082316b"/>
    </style:style>
    <style:style style:name="P76" style:family="paragraph" style:parent-style-name="_5f_Titre_20_d_27_exercices_20_livret_20_sans_20_titre_20_avec_20_num_20_exo" style:list-style-name="_5f_Numérotation_20_des_20_exercices_20_livrets">
      <style:text-properties officeooo:rsid="005426a4" officeooo:paragraph-rsid="0082316b"/>
    </style:style>
    <style:style style:name="P77" style:family="paragraph" style:parent-style-name="_5f_Titre_20_d_27_exercices_20_livret_20_sans_20_titre_20_avec_20_num_20_exo" style:list-style-name="_5f_Numérotation_20_des_20_exercices_20_livrets">
      <style:text-properties officeooo:rsid="00557d48" officeooo:paragraph-rsid="0082316b"/>
    </style:style>
    <style:style style:name="P78" style:family="paragraph" style:parent-style-name="_5f_Titre_20_d_27_exercices_20_livret_20_sans_20_titre_20_avec_20_num_20_exo" style:list-style-name="_5f_Numérotation_20_des_20_exercices_20_livrets">
      <style:text-properties officeooo:rsid="00629130" officeooo:paragraph-rsid="0082316b"/>
    </style:style>
    <style:style style:name="P79" style:family="paragraph" style:parent-style-name="_5f_Titre_20_d_27_exercices_20_livret_20_sans_20_titre_20_avec_20_num_20_exo" style:list-style-name="_5f_Numérotation_20_des_20_exercices_20_livrets">
      <style:text-properties officeooo:rsid="0066ff6b" officeooo:paragraph-rsid="0082316b"/>
    </style:style>
    <style:style style:name="P80" style:family="paragraph"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d7e12c"/>
    </style:style>
    <style:style style:name="P84" style:family="paragraph">
      <loext:graphic-properties draw:fill-color="#2a6099"/>
      <style:paragraph-properties fo:text-align="center"/>
    </style:style>
    <style:style style:name="P85" style:family="paragraph">
      <loext:graphic-properties draw:fill="solid" draw:fill-color="#7fb241"/>
    </style:style>
    <style:style style:name="P8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088a42e"/>
    </style:style>
    <style:style style:name="T9" style:family="text">
      <style:text-properties officeooo:rsid="0160d7ef"/>
    </style:style>
    <style:style style:name="T10" style:family="text">
      <style:text-properties officeooo:rsid="008b4865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officeooo:rsid="005ca1b0"/>
    </style:style>
    <style:style style:name="T14" style:family="text">
      <style:text-properties style:use-window-font-color="true" loext:opacity="0%" style:font-name="Bitstream Vera Sans7" fo:font-size="10pt" officeooo:rsid="00629130" style:font-name-asian="Symbol" style:font-name-complex="Symbol"/>
    </style:style>
    <style:style style:name="T15" style:family="text">
      <style:text-properties style:use-window-font-color="true" loext:opacity="0%" style:font-name="Bitstream Vera Sans7" fo:font-size="10pt" officeooo:rsid="0066ff6b"/>
    </style:style>
    <style:style style:name="T16" style:family="text">
      <style:text-properties style:use-window-font-color="true" loext:opacity="0%" style:font-name-complex="Arial2"/>
    </style:style>
    <style:style style:name="T17" style:family="text">
      <style:text-properties style:use-window-font-color="true" loext:opacity="0%" officeooo:rsid="00857bea" style:font-name-complex="Arial2"/>
    </style:style>
    <style:style style:name="T18" style:family="text">
      <style:text-properties style:use-window-font-color="true" loext:opacity="0%"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style:text-position="0% 100%" style:font-name="Times New Roman" fo:font-style="normal" fo:font-weight="normal" officeooo:rsid="0031d787" style:font-style-asian="normal" style:font-weight-asian="normal" style:font-name-complex="Arial2" style:font-style-complex="normal" style:font-weight-complex="normal"/>
    </style:style>
    <style:style style:name="T20" style:family="text">
      <style:text-properties style:use-window-font-color="true" loext:opacity="0%" officeooo:rsid="0066ff6b"/>
    </style:style>
    <style:style style:name="T21" style:family="text">
      <style:text-properties style:use-window-font-color="true" loext:opacity="0%" fo:font-weight="normal" officeooo:rsid="00857bea" style:font-weight-asian="normal" style:font-name-complex="Arial2" style:font-weight-complex="normal"/>
    </style:style>
    <style:style style:name="T22" style:family="text">
      <style:text-properties style:use-window-font-color="true" loext:opacity="0%" officeooo:rsid="008d68b6"/>
    </style:style>
    <style:style style:name="T23" style:family="text">
      <style:text-properties style:use-window-font-color="true" loext:opacity="0%" officeooo:rsid="008e3004"/>
    </style:style>
    <style:style style:name="T2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5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26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27" style:family="text">
      <style:text-properties officeooo:rsid="002925a2"/>
    </style:style>
    <style:style style:name="T28" style:family="text">
      <style:text-properties officeooo:rsid="002b33e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066c8" style:font-weight-asian="bold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color="#000000" loext:opacity="100%" style:font-name="Bitstream Vera Sans6" fo:font-size="10pt" fo:font-style="normal" fo:font-weight="normal"/>
    </style:style>
    <style:style style:name="T33" style:family="text">
      <style:text-properties fo:color="#000000" loext:opacity="100%" style:font-name="Bitstream Vera Sans6" fo:font-size="10pt" fo:font-style="normal" fo:font-weight="normal" officeooo:rsid="0066ff6b"/>
    </style:style>
    <style:style style:name="T34" style:family="text">
      <style:text-properties fo:color="#000000" loext:opacity="100%" style:font-name="Bitstream Vera Sans6" fo:font-size="10pt" fo:font-style="normal" fo:font-weight="normal" officeooo:rsid="0088a42e"/>
    </style:style>
    <style:style style:name="T35" style:family="text">
      <style:text-properties fo:color="#000000" loext:opacity="100%" style:font-name="Bitstream Vera Sans6" fo:font-size="10pt" fo:font-style="normal" fo:font-weight="normal" officeooo:rsid="008e3004"/>
    </style:style>
    <style:style style:name="T36" style:family="text">
      <style:text-properties fo:color="#000000" loext:opacity="100%" style:font-name="Bitstream Vera Sans6" fo:font-size="10pt" fo:font-style="normal" fo:font-weight="normal" officeooo:rsid="009135f1"/>
    </style:style>
    <style:style style:name="T37" style:family="text">
      <style:text-properties fo:color="#000000" loext:opacity="100%" style:font-name="Bitstream Vera Sans6" fo:font-size="10pt" fo:font-style="normal" fo:font-weight="normal" style:font-name-complex="Arial2"/>
    </style:style>
    <style:style style:name="T38" style:family="text">
      <style:text-properties fo:color="#000000" loext:opacity="100%" style:font-name="Bitstream Vera Sans6" fo:font-size="10pt" fo:font-style="normal" fo:font-weight="normal" officeooo:rsid="009193db" style:font-name-complex="Arial2"/>
    </style:style>
    <style:style style:name="T39" style:family="text">
      <style:text-properties fo:color="#000000" loext:opacity="100%" style:font-name="Bitstream Vera Sans6" fo:font-size="10pt" fo:font-style="normal" fo:font-weight="normal" officeooo:rsid="0093b71e" style:font-name-complex="Arial2"/>
    </style:style>
    <style:style style:name="T40" style:family="text">
      <style:text-properties fo:color="#000000" loext:opacity="100%" style:font-name="Bitstream Vera Sans6" fo:font-size="10pt" fo:font-style="normal" fo:font-weight="normal" officeooo:rsid="0091ba2a"/>
    </style:style>
    <style:style style:name="T41" style:family="text">
      <style:text-properties fo:color="#000000" loext:opacity="100%" style:font-name="Bitstream Vera Sans6" fo:font-size="10pt" fo:font-style="normal" fo:font-weight="normal" officeooo:rsid="0092ebf6"/>
    </style:style>
    <style:style style:name="T42" style:family="text">
      <style:text-properties fo:color="#000000" loext:opacity="100%" style:font-name="Bitstream Vera Sans6" fo:font-size="10pt" fo:font-style="normal" fo:font-weight="normal" officeooo:rsid="0096c824"/>
    </style:style>
    <style:style style:name="T43" style:family="text">
      <style:text-properties fo:color="#000000" loext:opacity="100%" style:font-name="Bitstream Vera Sans1" fo:font-size="10pt" fo:font-style="normal" fo:font-weight="normal" style:font-size-asian="10pt" style:font-name-complex="Arial2" style:font-size-complex="10pt"/>
    </style:style>
    <style:style style:name="T44" style:family="text">
      <style:text-properties fo:color="#000000" loext:opacity="100%" style:font-name="Bitstream Vera Sans1" fo:font-size="10pt" fo:font-style="normal" fo:font-weight="normal" officeooo:rsid="007c47cc" style:font-size-asian="10pt" style:font-name-complex="Arial2" style:font-size-complex="10pt"/>
    </style:style>
    <style:style style:name="T45" style:family="text">
      <style:text-properties fo:color="#000000" loext:opacity="100%" style:font-name="Bitstream Vera Sans1" fo:font-size="10pt" fo:font-style="normal" fo:font-weight="normal" officeooo:rsid="0066ff6b" style:font-size-asian="10pt" style:font-name-complex="Arial2" style:font-size-complex="10pt"/>
    </style:style>
    <style:style style:name="T46" style:family="text">
      <style:text-properties fo:color="#000000" loext:opacity="100%" style:font-name="Bitstream Vera Sans7" fo:font-size="10pt"/>
    </style:style>
    <style:style style:name="T47" style:family="text">
      <style:text-properties fo:color="#000000" loext:opacity="100%" style:font-name="Bitstream Vera Sans7" fo:font-size="10pt" fo:font-style="normal" fo:font-weight="normal" officeooo:rsid="0088a42e"/>
    </style:style>
    <style:style style:name="T48" style:family="text">
      <style:text-properties fo:color="#000000" loext:opacity="100%" style:font-name="Bitstream Vera Sans7" fo:font-size="10pt" fo:font-style="normal" fo:font-weight="normal" officeooo:rsid="008b4865"/>
    </style:style>
    <style:style style:name="T49" style:family="text">
      <style:text-properties fo:color="#000000" loext:opacity="100%" style:font-name="Bitstream Vera Sans7" fo:font-size="10pt" fo:font-style="normal" fo:font-weight="normal" officeooo:rsid="008d68b6"/>
    </style:style>
    <style:style style:name="T50" style:family="text">
      <style:text-properties fo:color="#000000" loext:opacity="100%" style:font-name="Bitstream Vera Sans7" fo:font-size="10pt" fo:font-style="normal" fo:font-weight="normal" officeooo:rsid="0094c018"/>
    </style:style>
    <style:style style:name="T51" style:family="text">
      <style:text-properties fo:color="#000000" loext:opacity="100%" style:font-name="Bitstream Vera Sans7" fo:font-size="10pt" officeooo:rsid="008e3004"/>
    </style:style>
    <style:style style:name="T52" style:family="text">
      <style:text-properties fo:color="#000000" loext:opacity="100%" style:font-name="Bitstream Vera Sans7" fo:font-size="10pt" officeooo:rsid="0066ff6b"/>
    </style:style>
    <style:style style:name="T53" style:family="text">
      <style:text-properties officeooo:rsid="004638f3"/>
    </style:style>
    <style:style style:name="T54" style:family="text">
      <style:text-properties style:font-name="Bitstream Vera Sans7"/>
    </style:style>
    <style:style style:name="T55" style:family="text">
      <style:text-properties style:font-name="Bitstream Vera Sans7" fo:font-size="10pt" officeooo:rsid="004638f3"/>
    </style:style>
    <style:style style:name="T56" style:family="text">
      <style:text-properties style:font-name="Bitstream Vera Sans7" officeooo:rsid="0088a42e"/>
    </style:style>
    <style:style style:name="T57" style:family="text">
      <style:text-properties style:font-name="Bitstream Vera Sans7" officeooo:rsid="008b4865"/>
    </style:style>
    <style:style style:name="T58" style:family="text">
      <style:text-properties officeooo:rsid="004dfcef"/>
    </style:style>
    <style:style style:name="T59" style:family="text">
      <style:text-properties officeooo:rsid="005bddff"/>
    </style:style>
    <style:style style:name="T60" style:family="text">
      <style:text-properties fo:color="#b3b3b3" loext:opacity="100%" officeooo:rsid="005ca1b0"/>
    </style:style>
    <style:style style:name="T61" style:family="text">
      <style:text-properties fo:color="#b3b3b3" loext:opacity="100%" officeooo:rsid="005ca1b0" style:font-name-complex="Arial2"/>
    </style:style>
    <style:style style:name="T62" style:family="text">
      <style:text-properties fo:color="#b3b3b3" loext:opacity="100%" officeooo:rsid="00780ca2"/>
    </style:style>
    <style:style style:name="T63" style:family="text">
      <style:text-properties style:font-name="Arial" fo:font-size="12pt" style:font-size-asian="12pt" style:font-name-complex="Arial2" style:font-size-complex="12pt"/>
    </style:style>
    <style:style style:name="T64" style:family="text">
      <style:text-properties style:font-name="Arial" fo:font-size="12pt" style:font-name-asian="Times New Roman3" style:font-size-asian="12pt" style:font-name-complex="Arial2" style:font-size-complex="12pt"/>
    </style:style>
    <style:style style:name="T65" style:family="text">
      <style:text-properties style:font-name-complex="Arial2"/>
    </style:style>
    <style:style style:name="T66" style:family="text">
      <style:text-properties officeooo:rsid="006b54ed" style:font-name-complex="Arial2"/>
    </style:style>
    <style:style style:name="T67" style:family="text">
      <style:text-properties officeooo:rsid="009193db" style:font-name-complex="Arial2"/>
    </style:style>
    <style:style style:name="T68" style:family="text">
      <style:text-properties officeooo:rsid="0093b71e" style:font-name-complex="Arial2"/>
    </style:style>
    <style:style style:name="T69" style:family="text">
      <style:text-properties officeooo:rsid="0096c824" style:font-name-complex="Arial2"/>
    </style:style>
    <style:style style:name="T70" style:family="text">
      <style:text-properties style:font-name="Bitstream Vera Sans1" fo:font-size="10pt" style:font-size-asian="10pt" style:font-name-complex="Arial2" style:font-size-complex="10pt"/>
    </style:style>
    <style:style style:name="T71" style:family="text">
      <style:text-properties style:font-name="Bitstream Vera Sans1" fo:font-size="10pt" officeooo:rsid="00611bc5" style:font-size-asian="10pt" style:font-name-complex="Arial2" style:font-size-complex="10pt"/>
    </style:style>
    <style:style style:name="T72" style:family="text">
      <style:text-properties style:font-name="Bitstream Vera Sans1" fo:font-size="10pt" officeooo:rsid="0069f22f" style:font-size-asian="10pt" style:font-name-complex="Arial2" style:font-size-complex="10pt"/>
    </style:style>
    <style:style style:name="T73" style:family="text">
      <style:text-properties style:font-name="Bitstream Vera Sans1" fo:font-size="10pt" officeooo:rsid="0066ff6b" style:font-size-asian="10pt" style:font-name-complex="Arial2" style:font-size-complex="10pt"/>
    </style:style>
    <style:style style:name="T74" style:family="text">
      <style:text-properties style:font-name="Bitstream Vera Sans1" fo:font-size="10pt" officeooo:rsid="006066c8" style:font-size-asian="10pt" style:font-name-complex="Arial2" style:font-size-complex="10pt"/>
    </style:style>
    <style:style style:name="T75" style:family="text">
      <style:text-properties style:font-name="Bitstream Vera Sans1" fo:font-size="10pt" officeooo:rsid="009135f1" style:font-size-asian="10pt" style:font-name-complex="Arial2" style:font-size-complex="10pt"/>
    </style:style>
    <style:style style:name="T76" style:family="text">
      <style:text-properties style:font-name="Bitstream Vera Sans1" fo:font-size="10pt" officeooo:rsid="009193db" style:font-size-asian="10pt" style:font-name-complex="Arial2" style:font-size-complex="10pt"/>
    </style:style>
    <style:style style:name="T77" style:family="text">
      <style:text-properties style:font-name="Bitstream Vera Sans1" fo:font-size="10pt" officeooo:rsid="0091ba2a" style:font-size-asian="10pt" style:font-name-complex="Arial2" style:font-size-complex="10pt"/>
    </style:style>
    <style:style style:name="T78" style:family="text">
      <style:text-properties style:font-name="Bitstream Vera Sans1" fo:font-size="10pt" officeooo:rsid="0096c824" style:font-size-asian="10pt" style:font-name-complex="Arial2" style:font-size-complex="10pt"/>
    </style:style>
    <style:style style:name="T79" style:family="text">
      <style:text-properties style:font-name="Bitstream Vera Sans1" fo:font-size="10pt" officeooo:rsid="00611bc5" style:font-name-asian="Symbol" style:font-size-asian="10pt" style:font-name-complex="Symbol" style:font-size-complex="10pt"/>
    </style:style>
    <style:style style:name="T80" style:family="text">
      <style:text-properties style:font-name="Bitstream Vera Sans1" fo:font-size="10pt" officeooo:rsid="006066c8" style:font-name-asian="Symbol" style:font-size-asian="10pt" style:font-name-complex="Symbol" style:font-size-complex="10pt"/>
    </style:style>
    <style:style style:name="T81" style:family="text">
      <style:text-properties style:font-name="Bitstream Vera Sans1" fo:font-size="10pt" style:font-name-asian="Times New Roman3" style:font-size-asian="10pt" style:font-name-complex="Arial2" style:font-size-complex="10pt"/>
    </style:style>
    <style:style style:name="T82" style:family="text">
      <style:text-properties style:font-name="Bitstream Vera Sans1" fo:font-size="10pt" officeooo:rsid="006b54ed" style:font-name-asian="Times New Roman3" style:font-size-asian="10pt" style:font-name-complex="Arial2" style:font-size-complex="10pt"/>
    </style:style>
    <style:style style:name="T83" style:family="text">
      <style:text-properties style:font-name="Bitstream Vera Sans1" fo:font-size="10pt" officeooo:rsid="0091ba2a" style:font-name-asian="Times New Roman3" style:font-size-asian="10pt" style:font-name-complex="Arial2" style:font-size-complex="10pt"/>
    </style:style>
    <style:style style:name="T84" style:family="text">
      <style:text-properties style:font-name="Bitstream Vera Sans1" fo:font-size="10pt" officeooo:rsid="0093b71e" style:font-name-asian="Times New Roman3" style:font-size-asian="10pt" style:font-name-complex="Arial2" style:font-size-complex="10pt"/>
    </style:style>
    <style:style style:name="T85" style:family="text">
      <style:text-properties style:font-name="Bitstream Vera Sans1" fo:font-size="10pt" fo:font-weight="bold" style:font-name-asian="Times New Roman3" style:font-size-asian="10pt" style:font-weight-asian="bold" style:font-name-complex="Arial2" style:font-size-complex="10pt" style:font-weight-complex="bold"/>
    </style:style>
    <style:style style:name="T86" style:family="text">
      <style:text-properties style:font-name="Bitstream Vera Sans1" fo:font-size="10pt" fo:font-weight="bold" style:font-size-asian="10pt" style:font-weight-asian="bold" style:font-name-complex="Arial2" style:font-size-complex="10pt" style:font-weight-complex="bold"/>
    </style:style>
    <style:style style:name="T87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88" style:family="text">
      <style:text-properties style:text-position="0% 100%" style:font-name="Times New Roman" fo:font-style="normal" fo:font-weight="normal" officeooo:rsid="0031d787" style:font-style-asian="normal" style:font-weight-asian="normal" style:font-name-complex="Arial2" style:font-style-complex="normal" style:font-weight-complex="normal"/>
    </style:style>
    <style:style style:name="T89" style:family="text">
      <style:text-properties officeooo:rsid="0066ff6b"/>
    </style:style>
    <style:style style:name="T90" style:family="text">
      <style:text-properties officeooo:rsid="0082316b"/>
    </style:style>
    <style:style style:name="T91" style:family="text">
      <style:text-properties officeooo:rsid="006066c8"/>
    </style:style>
    <style:style style:name="T92" style:family="text">
      <style:text-properties officeooo:rsid="0056c997"/>
    </style:style>
    <style:style style:name="T93" style:family="text">
      <style:text-properties officeooo:rsid="00557d48"/>
    </style:style>
    <style:style style:name="T94" style:family="text">
      <style:text-properties officeooo:rsid="005426a4"/>
    </style:style>
    <style:style style:name="T95" style:family="text">
      <style:text-properties officeooo:rsid="0089b0c2"/>
    </style:style>
    <style:style style:name="T96" style:family="text">
      <style:text-properties officeooo:rsid="008a3cd4"/>
    </style:style>
    <style:style style:name="T97" style:family="text">
      <style:text-properties officeooo:rsid="008d68b6"/>
    </style:style>
    <style:style style:name="T98" style:family="text">
      <style:text-properties officeooo:rsid="008e3004"/>
    </style:style>
    <style:style style:name="T99" style:family="text">
      <style:text-properties officeooo:rsid="008f3b94"/>
    </style:style>
    <style:style style:name="T100" style:family="text">
      <style:text-properties officeooo:rsid="008ff425"/>
    </style:style>
    <style:style style:name="T101" style:family="text">
      <style:text-properties officeooo:rsid="009135f1"/>
    </style:style>
    <style:style style:name="T102" style:family="text">
      <style:text-properties officeooo:rsid="009193db"/>
    </style:style>
    <style:style style:name="T103" style:family="text">
      <style:text-properties officeooo:rsid="0091ba2a"/>
    </style:style>
    <style:style style:name="T104" style:family="text">
      <style:text-properties officeooo:rsid="0092ebf6"/>
    </style:style>
    <style:style style:name="T105" style:family="text">
      <style:text-properties officeooo:rsid="0093b71e"/>
    </style:style>
    <style:style style:name="T106" style:family="text">
      <style:text-properties officeooo:rsid="00946973"/>
    </style:style>
    <style:style style:name="T107" style:family="text">
      <style:text-properties officeooo:rsid="0094c018"/>
    </style:style>
    <style:style style:name="T108" style:family="text">
      <style:text-properties officeooo:rsid="0095d46c"/>
    </style:style>
    <style:style style:name="T109" style:family="text">
      <style:text-properties officeooo:rsid="0095fa90"/>
    </style:style>
    <style:style style:name="T110" style:family="text">
      <style:text-properties officeooo:rsid="0096c824"/>
    </style:style>
    <style:style style:name="T1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12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7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8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8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7" draw:name="Shape8_3" draw:style-name="gr1" draw:text-style-name="P81" svg:width="2.703cm" svg:height="0.715cm" draw:transform="rotate (0.0872664625997165) translate (1.32644444444444cm 1.21884722222222cm)">
        <draw:text-box>
          <text:p text:style-name="P80"><text:span text:style-name="T111">Sèrie 1</text:span></text:p>
        </draw:text-box>
      </draw:frame>
      <draw:frame text:anchor-type="page" text:anchor-page-number="7" draw:z-index="49" draw:name="Shape2_7" draw:style-name="gr1" draw:text-style-name="P81" svg:width="2.701cm" svg:height="0.715cm" draw:transform="rotate (0.0876155284501154) translate (1.13594444444444cm 0.936625cm)">
        <draw:text-box>
          <text:p text:style-name="P80"><text:span text:style-name="T111">Série 1</text:span></text:p>
        </draw:text-box>
      </draw:frame>
      <draw:frame text:anchor-type="page" text:anchor-page-number="6" draw:z-index="48" draw:name="Shape2_6" draw:style-name="gr1" draw:text-style-name="P81" svg:width="2.701cm" svg:height="0.715cm" draw:transform="rotate (0.0876155284501154) translate (1.13594444444444cm 0.936625cm)">
        <draw:text-box>
          <text:p text:style-name="P80"><text:span text:style-name="T111">Série 1</text:span></text:p>
        </draw:text-box>
      </draw:frame>
      <draw:frame text:anchor-type="page" text:anchor-page-number="2" draw:z-index="47" draw:name="Shape2_4" draw:style-name="gr1" draw:text-style-name="P81" svg:width="2.701cm" svg:height="0.715cm" draw:transform="rotate (0.0876155284501154) translate (1.24530555555556cm 1.27705555555556cm)">
        <draw:text-box>
          <text:p text:style-name="P80"><text:span text:style-name="T111">Sèrie 1</text:span></text:p>
        </draw:text-box>
      </draw:frame>
      <draw:frame text:anchor-type="page" text:anchor-page-number="5" draw:z-index="46" draw:name="Shape2_1" draw:style-name="gr1" draw:text-style-name="P81" svg:width="2.701cm" svg:height="0.715cm" draw:transform="rotate (0.0876155284501154) translate (1.13594444444444cm 0.936625cm)">
        <draw:text-box>
          <text:p text:style-name="P80"><text:span text:style-name="T111">Série 1</text:span></text:p>
        </draw:text-box>
      </draw:frame>
      <draw:frame text:anchor-type="page" text:anchor-page-number="3" draw:z-index="45" draw:name="Shape2_0" draw:style-name="gr1" draw:text-style-name="P81" svg:width="2.701cm" svg:height="0.715cm" draw:transform="rotate (0.0876155284501154) translate (1.13594444444444cm 1.44286111111111cm)">
        <draw:text-box>
          <text:p text:style-name="P80"><text:span text:style-name="T111">Série 1</text:span></text:p>
        </draw:text-box>
      </draw:frame>
      <draw:path text:anchor-type="page" text:anchor-page-number="3" draw:z-index="44" draw:name="Shape7_1" draw:style-name="gr8" draw:text-style-name="P83" svg:width="4.329cm" svg:height="2.24cm" svg:x="-0.028cm" svg:y="0cm" svg:viewBox="0 0 4330 2241" svg:d="M0 2241l3984-288c209-15 363-168 345-342l-170-1611h-4159z">
        <text:p/>
      </draw:path>
      <draw:path text:anchor-type="page" text:anchor-page-number="2" draw:z-index="43" draw:name="Shape7_0" draw:style-name="gr8" draw:text-style-name="P83" svg:width="4.329cm" svg:height="2.24cm" svg:x="-0.028cm" svg:y="0cm" svg:viewBox="0 0 4330 2241" svg:d="M0 2241l3984-288c209-15 363-168 345-342l-170-1611h-4159z">
        <text:p/>
      </draw:path>
      <draw:path text:anchor-type="page" text:anchor-page-number="1" draw:z-index="42" draw:name="Shape1_0" draw:style-name="gr8" draw:text-style-name="P83" svg:width="4.329cm" svg:height="2.24cm" svg:x="0cm" svg:y="0cm" svg:viewBox="0 0 4330 2241" svg:d="M0 2241l3984-288c209-15 363-168 345-342l-170-1611h-4159z">
        <text:p/>
      </draw:path>
      <text:list xml:id="list2174632890" text:style-name="_5f_Numérotation_20_des_20_exercices_20_livrets">
        <text:list-item>
          <text:p text:style-name="P75"><text:span text:style-name="T8">En</text:span> <text:span text:style-name="T8">aquest</text:span> exercic<text:span text:style-name="T8">i</text:span>:</text:p>
        </text:list-item>
      </text:list>
      <text:p text:style-name="P26">- <text:span text:style-name="T8">Es</text:span>cri<text:span text:style-name="T8">u</text:span> ca<text:span text:style-name="T8">da</text:span> nombre d<text:span text:style-name="T8">e</text:span>cimal <text:span text:style-name="T8">en</text:span> frac<text:span text:style-name="T8">ci</text:span><text:span text:style-name="T34">ó</text:span> d<text:span text:style-name="T8">e</text:span>cimal.</text:p>
      <text:p text:style-name="P26">- <text:span text:style-name="T106">Pinta</text:span> l’<text:span text:style-name="T32">à</text:span>re<text:span text:style-name="T8">a</text:span> correspon<text:span text:style-name="T8">e</text:span>nt a<text:span text:style-name="T8">l</text:span> nombre d<text:span text:style-name="T8">e</text:span>cimal, sa<text:span text:style-name="T8">bent</text:span> qu<text:span text:style-name="T8">e </text:span><text:span text:style-name="T110">el</text:span> <text:span text:style-name="T8">quadrat</text:span> <text:span text:style-name="T110">sencer </text:span>repr<text:span text:style-name="T8">e</text:span>sent<text:span text:style-name="T8">a</text:span> un<text:span text:style-name="T8">a</text:span> unit<text:span text:style-name="T8">at</text:span>.</text:p>
      <text:section text:style-name="Sect1" text:name="Section2">
        <text:p text:style-name="P21"><draw:g text:anchor-type="paragraph" draw:z-index="51" draw:name="DrawObject6_3" draw:style-name="gr2"><draw:g draw:style-name="gr3"><draw:custom-shape draw:style-name="gr5" draw:text-style-name="P82" svg:width="0.359cm" svg:height="0.359cm" draw:transform="rotate (0.00366519142918809) translate (0.472722222222222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78013888888889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78013888888889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78013888888889cm 1.08655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478013888888889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0.479777777777778cm 1.80269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79777777777778cm 2.16958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81541666666667cm 2.52765277777778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4850694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0.4815416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0.832555555555556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7847222222222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6083333333333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7847222222222cm 1.08655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837847222222222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839611111111111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43138888888889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43138888888889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0.844902777777778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843138888888889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1.19415277777778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9768055555556cm 0.3686527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9591666666667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9768055555556cm 1.08655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19768055555556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20120833333333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20120833333333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20297222222222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20473611111111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202972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55398611111111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5751388888889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55751388888889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5751388888889cm 1.08655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55751388888889cm 1.444625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56104166666667cm 1.80269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6104166666667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6280555555556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564569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6280555555556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91205555555556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91911111111111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91558333333333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91911111111111cm 1.08655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91911111111111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91911111111111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920875cm 2.16958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920875cm 2.52765277777778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92263888888889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920875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2.270125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7718055555556cm 0.3686527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7365277777778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7718055555556cm 1.08655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27718055555556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27718055555556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7894444444444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8070833333333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286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28070833333333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63172222222222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3701388888889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2.63701388888889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3701388888889cm 1.08655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63701388888889cm 1.444625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2.63701388888889cm 1.80269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3877777777778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4054166666667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644069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40541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99155555555556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9684722222222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9508333333333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9684722222222cm 1.08655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9684722222222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2.99861111111111cm 1.80269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9861111111111cm 2.16958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00213888888889cm 2.52765277777778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00213888888889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3.00213888888889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3.35315277777778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5668055555556cm 0.3686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5491666666667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5668055555556cm 1.08655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35668055555556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36020833333333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6020833333333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36197222222222cm 2.52765277777778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36197222222222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3.361972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3.71298611111111cm 0.00529166666666667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71651388888889cm 0.3686527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71475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71651388888889cm 1.08655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71651388888889cm 1.44462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72004166666667cm 1.80269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2004166666667cm 2.16958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2180555555556cm 2.52765277777778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723569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72180555555556cm 3.24555555555556cm)"><text:p/><draw:enhanced-geometry svg:viewBox="0 0 21600 21600" draw:type="rectangle" draw:enhanced-path="M 0 0 L 21600 0 21600 21600 0 21600 0 0 Z N"/></draw:custom-shape></draw:g></draw:g></text:p>
        <text:p text:style-name="P26"/>
        <text:p text:style-name="P26"/>
        <text:p text:style-name="P26"/>
        <text:p text:style-name="P26"/>
        <text:p text:style-name="P23"/>
        <text:list xml:id="list161044572142025" text:continue-numbering="true" text:style-name="_5f_Numérotation_20_des_20_exercices_20_livrets">
          <text:list-item>
            <text:list>
              <text:list-item>
                <text:p text:style-name="P64"><text:span text:style-name="T55">0</text:span><text:span text:style-name="T53">,8 = </text:span><text:span text:style-name="T53"><draw:frame draw:style-name="fr3" draw:name="Object15" text:anchor-type="as-char" svg:y="-0.534cm" svg:width="0.94cm" svg:height="0.87cm" draw:z-index="6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</text:list-item>
            </text:list>
          </text:list-item>
        </text:list>
        <text:p text:style-name="P21"><draw:g text:anchor-type="paragraph" draw:z-index="53" draw:name="DrawObject6_6" draw:style-name="gr2"><draw:g draw:style-name="gr3"><draw:custom-shape draw:style-name="gr5" draw:text-style-name="P82" svg:width="0.359cm" svg:height="0.359cm" draw:transform="rotate (0.00366519142918809) translate (0.446263888888889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449791666666667cm 0.366888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49791666666667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49791666666667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49791666666667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53319444444444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0.455083333333333cm 2.167819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0.455083333333333cm 2.52588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456847222222222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0.455083333333333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0.806097222222222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0.811388888888889cm 0.366888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807861111111111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811388888888889cm 1.086555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811388888888889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13152777777778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14916666666667cm 2.167819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814916666666667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8184444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8149166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16593055555556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17122222222222cm 0.366888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17122222222222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122222222222cm 1.086555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122222222222cm 1.44815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298611111111cm 1.807986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298611111111cm 2.167819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1.17298611111111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17827777777778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17298611111111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52576388888889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3281944444444cm 0.366888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3105555555556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3281944444444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3281944444444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3281944444444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53634722222222cm 2.167819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1.53634722222222cm 2.52588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53811111111111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536347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1.88383333333333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89088888888889cm 0.366888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89125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9088888888889cm 1.086555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9088888888889cm 1.44815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9088888888889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441666666667cm 2.167819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89618055555556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897944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89618055555556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24543055555556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24895833333333cm 0.366888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4895833333333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4895833333333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4895833333333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2.24895833333333cm 1.807986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4895833333333cm 2.167819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2.25425cm 2.52588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25601388888889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2.25425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2.60526388888889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0879166666667cm 0.366888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0879166666667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0879166666667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0879166666667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1231944444444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1408333333333cm 2.167819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61584722222222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61584722222222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15847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96686111111111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2.97038888888889cm 0.366888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6686111111111cm 0.7267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7038888888889cm 1.086555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7038888888889cm 1.44815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7215277777778cm 1.807986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7391666666667cm 2.167819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97391666666667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7744444444444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973916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32493055555556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33198611111111cm 0.366888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022222222222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198611111111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198611111111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33198611111111cm 1.807986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33198611111111cm 2.167819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3.33198611111111cm 2.52588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33727777777778cm 2.88572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3.33198611111111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3.68476388888889cm 0.007055555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69181944444444cm 0.366888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69005555555556cm 0.7267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9181944444444cm 1.086555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9181944444444cm 1.44815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9181944444444cm 1.807986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9534722222222cm 2.167819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3.69711111111111cm 2.52588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698875cm 2.88572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69711111111111cm 3.24555555555556cm)"><text:p/><draw:enhanced-geometry svg:viewBox="0 0 21600 21600" draw:type="rectangle" draw:enhanced-path="M 0 0 L 21600 0 21600 21600 0 21600 0 0 Z N"/></draw:custom-shape></draw:g></draw:g></text:p>
        <text:p text:style-name="P26"/>
        <text:p text:style-name="P26"/>
        <text:p text:style-name="P26"/>
        <text:p text:style-name="P26"/>
        <text:p text:style-name="P23"/>
        <text:list xml:id="list161044425550214" text:continue-numbering="true" text:style-name="_5f_Numérotation_20_des_20_exercices_20_livrets">
          <text:list-item>
            <text:list>
              <text:list-item>
                <text:p text:style-name="P65">0,63 = <draw:frame draw:style-name="fr3" draw:name="Object16" text:anchor-type="as-char" svg:y="-0.534cm" svg:width="0.94cm" svg:height="0.87cm" draw:z-index="7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21"><draw:g text:anchor-type="paragraph" draw:z-index="50" draw:name="DrawObject6_0" draw:style-name="gr2"><draw:g draw:style-name="gr3"><draw:custom-shape draw:style-name="gr5" draw:text-style-name="P82" svg:width="0.359cm" svg:height="0.359cm" draw:transform="rotate (0.00366519142918809) translate (0.462138888888889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67430555555556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467430555555556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467430555555556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467430555555556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0.469194444444444cm 1.6439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74486111111111cm 2.00377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0.474486111111111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474486111111111cm 2.7234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74486111111111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0.823736111111111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0791666666667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823736111111111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830791666666667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830791666666667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0791666666667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30791666666667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0.830791666666667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837847222222222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0.830791666666667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18533333333333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886111111111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185333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18886111111111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18886111111111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886111111111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9238888888889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19238888888889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19415277777778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92388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1.543402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5045833333333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50458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55045833333333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55045833333333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5045833333333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5045833333333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5575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55575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557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90147222222222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90676388888889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90676388888889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90676388888889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1.90676388888889cm 1.285875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90676388888889cm 1.6439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91029166666667cm 2.00377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91029166666667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91381944444444cm 2.7234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91029166666667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257777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6836111111111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264833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26836111111111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26836111111111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6836111111111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6836111111111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2.270125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27541666666667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2.2701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2.619375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2643055555556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2466666666667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62643055555556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62643055555556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2643055555556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3172222222222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3172222222222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63348611111111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3172222222222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2.98273611111111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8626388888889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98626388888889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98626388888889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8626388888889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8626388888889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8979166666667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98979166666667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9331944444444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8979166666667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34080555555556cm -0.1552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34433333333333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3.344333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3.34433333333333cm 0.922513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34433333333333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4786111111111cm 1.6439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4786111111111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34786111111111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35138888888889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4786111111111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702402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0769444444444cm 0.20284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70769444444444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3.70769444444444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70769444444444cm 1.28587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70945833333333cm 1.6439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70945833333333cm 2.00377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71122222222222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71122222222222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1122222222222cm 3.08327777777778cm)"><text:p/><draw:enhanced-geometry svg:viewBox="0 0 21600 21600" draw:type="rectangle" draw:enhanced-path="M 0 0 L 21600 0 21600 21600 0 21600 0 0 Z N"/></draw:custom-shape></draw:g></draw:g></text:p>
      <text:p text:style-name="P26"/>
      <text:p text:style-name="P26"/>
      <text:p text:style-name="P26"/>
      <text:p text:style-name="P26"/>
      <text:p text:style-name="P21"/>
      <text:list xml:id="list161045928271149" text:continue-numbering="true" text:style-name="_5f_Numérotation_20_des_20_exercices_20_livrets">
        <text:list-item>
          <text:list>
            <text:list-item>
              <text:p text:style-name="P66">0,89 = <draw:frame draw:style-name="fr3" draw:name="Object17" text:anchor-type="as-char" svg:y="-0.534cm" svg:width="0.94cm" svg:height="0.87cm" draw:z-index="5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21"><draw:g text:anchor-type="paragraph" draw:z-index="57" draw:name="DrawObject6_8" draw:style-name="gr2"><draw:g draw:style-name="gr3"><draw:custom-shape draw:style-name="gr5" draw:text-style-name="P82" svg:width="0.359cm" svg:height="0.359cm" draw:transform="rotate (0.00366519142918809) translate (0.449791666666667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55083333333333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55083333333333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55083333333333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455083333333333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456847222222222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62138888888889cm 1.994958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62138888888889cm 2.351263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62138888888889cm 2.709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62138888888889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0.80962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16680555555556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13152777777778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166805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816680555555556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816680555555556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20208333333333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20208333333333cm 2.351263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823736111111111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820208333333333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1.17298611111111cm -0.169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475cm 0.1905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298611111111cm 0.550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17475cm 0.911930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17475cm 1.27352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1.17651388888889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004166666667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004166666667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180555555556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8004166666667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53105555555556cm -0.169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3811111111111cm 0.1905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3811111111111cm 0.550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3811111111111cm 0.911930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1.53811111111111cm 1.27352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1.53811111111111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53811111111111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4516666666667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4516666666667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4516666666667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1.88912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618055555556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265277777778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6180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89618055555556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89618055555556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970833333333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970833333333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90323611111111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89970833333333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24895833333333cm -0.169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5601388888889cm 0.1905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5072222222222cm 0.550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5601388888889cm 0.911930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25601388888889cm 1.27352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2.25601388888889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25601388888889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5777777777778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6306944444444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5777777777778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60879166666667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1408333333333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1408333333333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61408333333333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61408333333333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61584722222222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1761111111111cm 1.994958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1761111111111cm 2.351263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2113888888889cm 2.709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61761111111111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2.96862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568055555556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568055555556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5680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7568055555556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97568055555556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920833333333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920833333333cm 2.351263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2.98097222222222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7920833333333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3.33022222222222cm -0.169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33375cm 0.1905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33198611111111cm 0.550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33375cm 0.911930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33375cm 1.27352777777778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3.33904166666667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904166666667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904166666667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4080555555556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3904166666667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69005555555556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69711111111111cm 0.1905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69711111111111cm 0.550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69711111111111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3.69711111111111cm 1.27352777777778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3.69711111111111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69711111111111cm 1.994958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0063888888889cm 2.351263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0063888888889cm 2.709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70063888888889cm 3.07093055555556cm)"><text:p/><draw:enhanced-geometry svg:viewBox="0 0 21600 21600" draw:type="rectangle" draw:enhanced-path="M 0 0 L 21600 0 21600 21600 0 21600 0 0 Z N"/></draw:custom-shape></draw:g></draw:g><draw:g text:anchor-type="paragraph" draw:z-index="58" draw:name="DrawObject6_9" draw:style-name="gr2"><draw:g draw:style-name="gr3"><draw:custom-shape draw:style-name="gr5" draw:text-style-name="P82" svg:width="0.359cm" svg:height="0.359cm" draw:transform="rotate (0.00366519142918809) translate (4.210402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21393055555556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21393055555556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21393055555556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21393055555556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4.21745833333333cm 1.642180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4.22098611111111cm 2.00554166666667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4.22098611111111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4.22098611111111cm 2.7234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4.22098611111111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4.57023611111111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7729166666667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57729166666667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57729166666667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57729166666667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7729166666667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7905555555556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4.57905555555556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4.58434722222222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4.57905555555556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4.93006944444444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3536111111111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93006944444444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93536111111111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93536111111111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37125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37125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937125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94241666666667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371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5.289902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9695833333333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296958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5.29695833333333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29695833333333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9695833333333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9695833333333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30401388888889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30401388888889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304013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5.65326388888889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5.65502777777778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65326388888889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65502777777778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5.65502777777778cm 1.28763888888889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5502777777778cm 1.642180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5502777777778cm 2.00554166666667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5.65502777777778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66031944444444cm 2.72344444444444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5502777777778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6.00604166666667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01309722222222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01133333333333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6.01309722222222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01309722222222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01309722222222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01309722222222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6.01838888888889cm 2.36361111111111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6.02191666666667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6.018388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6.37116666666667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7293055555556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37116666666667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6.37293055555556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37293055555556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7822222222222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7822222222222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37822222222222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37998611111111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7822222222222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6.72923611111111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31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731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6.731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731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31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3629166666667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73805555555556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73805555555556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3805555555556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7.08906944444444cm -0.1552222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08906944444444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7.08906944444444cm 0.562680555555555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7.08906944444444cm 0.922513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7.08906944444444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096125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096125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7.096125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7.096125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0961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7.44890277777778cm -0.1552222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45419444444444cm 0.204611111111111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7.45419444444444cm 0.56268055555555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7.45419444444444cm 0.92251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7.45419444444444cm 1.28763888888889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7.45595833333333cm 1.64218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45948611111111cm 2.005541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7.45948611111111cm 2.36361111111111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7.45948611111111cm 2.72344444444444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45948611111111cm 3.08327777777778cm)"><text:p/><draw:enhanced-geometry svg:viewBox="0 0 21600 21600" draw:type="rectangle" draw:enhanced-path="M 0 0 L 21600 0 21600 21600 0 21600 0 0 Z N"/></draw:custom-shape></draw:g></draw:g></text:p>
      <text:p text:style-name="P26"/>
      <text:p text:style-name="P26"/>
      <text:p text:style-name="P26"/>
      <text:p text:style-name="P23"/>
      <text:p text:style-name="P21"/>
      <text:list xml:id="list161046062514354" text:continue-numbering="true" text:style-name="_5f_Numérotation_20_des_20_exercices_20_livrets">
        <text:list-item>
          <text:list>
            <text:list-item>
              <text:p text:style-name="P67">1,6 = <draw:frame draw:style-name="fr3" draw:name="Object18" text:anchor-type="as-char" svg:y="-0.534cm" svg:width="0.94cm" svg:height="0.87cm" draw:z-index="5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21"><draw:g text:anchor-type="paragraph" draw:z-index="59" draw:name="DrawObject6_10" draw:style-name="gr2"><draw:g draw:style-name="gr3"><draw:custom-shape draw:style-name="gr5" draw:text-style-name="P82" svg:width="0.359cm" svg:height="0.359cm" draw:transform="rotate (0.00366519142918809) translate (0.414513888888889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419805555555556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419805555555556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4198055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419805555555556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0.421569444444444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26861111111111cm 1.991430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0.426861111111111cm 2.3495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426861111111111cm 2.711097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0.426861111111111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0.77787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784930555555556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0.777875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0.7849305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0.784930555555556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784930555555556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0.784930555555556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0.784930555555556cm 2.3495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0.791986111111111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0.784930555555556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13770833333333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43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13770833333333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143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143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43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4476388888889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14476388888889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14652777777778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14476388888889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1.49577777777778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0283333333333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0283333333333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1.50283333333333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50283333333333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0283333333333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0283333333333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50988888888889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50988888888889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1.50988888888889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1.85384722222222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1.86090277777778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86090277777778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1.86090277777778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1.86090277777778cm 1.273527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6090277777778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6266666666667cm 1.99143055555556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1.86266666666667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1.86795833333333cm 2.71109722222222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1.86266666666667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2.21191666666667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2073611111111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21897222222222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22073611111111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22073611111111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2073611111111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22073611111111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2.2225cm 2.3495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2.22779166666667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2.2225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2.5717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57880555555556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57880555555556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57880555555556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57880555555556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57880555555556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58586111111111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58586111111111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58586111111111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58586111111111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2.936875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3863888888889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93863888888889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2.93863888888889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3863888888889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3863888888889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4393055555556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2.94393055555556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2.94569444444444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2.94393055555556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29494444444444cm -0.16933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29670833333333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3.29670833333333cm 0.548569444444444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3.29670833333333cm 0.911930555555556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3.29670833333333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02cm 1.629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02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302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30376388888889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302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3.65477777777778cm -0.16933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6183333333333cm 0.1905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66183333333333cm 0.548569444444444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3.66183333333333cm 0.911930555555556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66183333333333cm 1.273527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3.66183333333333cm 1.629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3.66183333333333cm 1.99143055555556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3.66359722222222cm 2.3495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3.66359722222222cm 2.71109722222222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3.66359722222222cm 3.07093055555556cm)"><text:p/><draw:enhanced-geometry svg:viewBox="0 0 21600 21600" draw:type="rectangle" draw:enhanced-path="M 0 0 L 21600 0 21600 21600 0 21600 0 0 Z N"/></draw:custom-shape></draw:g></draw:g><draw:g text:anchor-type="paragraph" draw:z-index="60" draw:name="DrawObject6_11" draw:style-name="gr2"><draw:g draw:style-name="gr3"><draw:custom-shape draw:style-name="gr5" draw:text-style-name="P82" svg:width="0.359cm" svg:height="0.359cm" draw:transform="rotate (0.00366519142918809) translate (4.17865277777778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18394444444444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18394444444444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18394444444444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18394444444444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4.18570833333333cm 1.60690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4.18570833333333cm 1.964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4.191cm 2.33009722222222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4.191cm 2.689930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4.191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4.53672222222222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4377777777778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54201388888889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54377777777778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54377777777778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4377777777778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54906944444444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4.54906944444444cm 2.33009722222222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4.54906944444444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4.54906944444444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4.90008333333333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0361111111111cm 0.1710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4.90008333333333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4.90361111111111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90361111111111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0713888888889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0713888888889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4.90713888888889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4.91066666666667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4.90713888888889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5.25991666666667cm -0.1887361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26697222222222cm 0.1710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5.26168055555556cm 0.529166666666667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5.26697222222222cm 0.890763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5.26697222222222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6697222222222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6697222222222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26873611111111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2705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26873611111111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5.61798611111111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5.62504166666667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61975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62504166666667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skewX (0.00488692190558412) rotate (0.00366519142918809) translate (5.62504166666667cm 1.248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2504166666667cm 1.60690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2504166666667cm 1.964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5.62504166666667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62856944444444cm 2.689930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5.62504166666667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5.97605555555556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98311111111111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5.97958333333333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5.98311111111111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5.98311111111111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98311111111111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5.984875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5.98663888888889cm 2.33009722222222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5.98663888888889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5.98663888888889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61cm" svg:height="0.359cm" draw:transform="rotate (0.00366519142918809) translate (6.334125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4294444444444cm 0.1710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6.33765277777778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6.34294444444444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34294444444444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4294444444444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4470833333333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34470833333333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35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34470833333333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skewX (0.00488692190558412) rotate (0.00366519142918809) translate (6.70101388888889cm -0.1887361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6.70101388888889cm 0.1710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6.70101388888889cm 0.529166666666667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6.70101388888889cm 0.890763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6.70101388888889cm 1.248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6.70101388888889cm 1.60690277777778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0454166666667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6.70806944444445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6.70806944444445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6.70806944444445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7.05908333333333cm -0.188736111111111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06084722222222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0.00488692190558412) rotate (0.00366519142918809) translate (7.06084722222222cm 0.529166666666667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skewX (-0.00488692190558412) rotate (0.00366519142918809) translate (7.06084722222222cm 0.890763888888889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7.06084722222222cm 1.24883333333333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06261111111111cm 1.60690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06613888888889cm 1.964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7.06613888888889cm 2.33009722222222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7.06613888888889cm 2.68993055555556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06613888888889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82" svg:width="0.359cm" svg:height="0.359cm" draw:transform="rotate (0.00366519142918809) translate (7.41891666666667cm -0.188736111111111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rotate (0.00366519142918809) translate (7.42068055555556cm 0.171097222222222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rotate (0.00366519142918809) translate (7.42068055555556cm 0.529166666666667cm)"><text:p/><draw:enhanced-geometry svg:viewBox="0 0 21600 21600" draw:type="rectangle" draw:enhanced-path="M 0 0 L 21600 0 21600 21600 0 21600 0 0 Z N"/></draw:custom-shape><draw:custom-shape draw:style-name="gr7" draw:text-style-name="P82" svg:width="0.359cm" svg:height="0.362cm" draw:transform="skewX (-0.00488692190558412) rotate (0.00366519142918809) translate (7.42068055555556cm 0.890763888888889cm)"><text:p/><draw:enhanced-geometry svg:viewBox="0 0 21600 21600" draw:type="rectangle" draw:enhanced-path="M 0 0 L 21600 0 21600 21600 0 21600 0 0 Z N"/></draw:custom-shape><draw:custom-shape draw:style-name="gr5" draw:text-style-name="P82" svg:width="0.359cm" svg:height="0.359cm" draw:transform="rotate (0.00366519142918809) translate (7.42068055555556cm 1.24883333333333cm)"><text:p/><draw:enhanced-geometry svg:viewBox="0 0 21600 21600" draw:type="rectangle" draw:enhanced-path="M 0 0 L 21600 0 21600 21600 0 21600 0 0 Z N"/></draw:custom-shape><draw:custom-shape draw:style-name="gr6" draw:text-style-name="P82" svg:width="0.359cm" svg:height="0.361cm" draw:transform="skewX (0.00488692190558412) rotate (0.00366519142918809) translate (7.42597222222222cm 1.60690277777778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42597222222222cm 1.96497222222222cm)"><text:p/><draw:enhanced-geometry svg:viewBox="0 0 21600 21600" draw:type="rectangle" draw:enhanced-path="M 0 0 L 21600 0 21600 21600 0 21600 0 0 Z N"/></draw:custom-shape><draw:custom-shape draw:style-name="gr7" draw:text-style-name="P82" svg:width="0.361cm" svg:height="0.362cm" draw:transform="rotate (0.00366519142918809) translate (7.42597222222222cm 2.33009722222222cm)"><text:p/><draw:enhanced-geometry svg:viewBox="0 0 21600 21600" draw:type="rectangle" draw:enhanced-path="M 0 0 L 21600 0 21600 21600 0 21600 0 0 Z N"/></draw:custom-shape><draw:custom-shape draw:style-name="gr5" draw:text-style-name="P82" svg:width="0.361cm" svg:height="0.359cm" draw:transform="rotate (0.00366519142918809) translate (7.42597222222222cm 2.68993055555556cm)"><text:p/><draw:enhanced-geometry svg:viewBox="0 0 21600 21600" draw:type="rectangle" draw:enhanced-path="M 0 0 L 21600 0 21600 21600 0 21600 0 0 Z N"/></draw:custom-shape><draw:custom-shape draw:style-name="gr6" draw:text-style-name="P82" svg:width="0.361cm" svg:height="0.361cm" draw:transform="rotate (0.00366519142918809) translate (7.42597222222222cm 3.04976388888889cm)"><text:p/><draw:enhanced-geometry svg:viewBox="0 0 21600 21600" draw:type="rectangle" draw:enhanced-path="M 0 0 L 21600 0 21600 21600 0 21600 0 0 Z N"/></draw:custom-shape></draw:g></draw:g></text:p>
      <text:p text:style-name="P26"/>
      <text:p text:style-name="P26"/>
      <text:p text:style-name="P26"/>
      <text:p text:style-name="P26"/>
      <text:p text:style-name="P21"/>
      <text:list xml:id="list161046097605660" text:continue-numbering="true" text:style-name="_5f_Numérotation_20_des_20_exercices_20_livrets">
        <text:list-item>
          <text:list>
            <text:list-item>
              <text:p text:style-name="P67">1,23 = <draw:frame draw:style-name="fr3" draw:name="Object19" text:anchor-type="as-char" svg:y="-0.534cm" svg:width="0.94cm" svg:height="0.87cm" draw:z-index="5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</text:list>
      <text:p text:style-name="P68"><draw:g text:anchor-type="paragraph" draw:z-index="66" draw:name="DrawObject6_14" draw:style-name="gr2"><draw:g draw:style-name="gr3"><draw:custom-shape draw:style-name="gr4" draw:text-style-name="P82" svg:width="0.251cm" svg:height="0.251cm" draw:transform="rotate (0.00366519142918809) translate (5.24756944444444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5.25286111111111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25286111111111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25286111111111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25286111111111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5.252861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252861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254625cm 1.832680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5.254625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254625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5.49804166666667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50686111111111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50156944444445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5.50686111111111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5.50686111111111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506861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506861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506861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506861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50686111111111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5.75204166666667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5.75204166666667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5.75204166666667cm 0.576791666666667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5.75204166666667cm 0.829027777777778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5.75204166666667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5.75556944444444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5.760861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5.760861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5.760861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5.76086111111111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6.00251388888889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00604166666667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00604166666667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00604166666667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6.00604166666667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00604166666667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00956944444445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00956944444445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014861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00956944444445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6.25298611111111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6.25651388888889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25651388888889cm 0.576791666666667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6.25651388888889cm 0.829027777777778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6.25651388888889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26004166666667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26004166666667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26004166666667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6.26004166666667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26004166666667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6.50698611111111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50698611111111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6.50698611111111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6.50698611111111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50698611111111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506986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51051388888889cm 1.58397222222222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6.51051388888889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6.51404166666667cm 2.086680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6.51051388888889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6.75393055555556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76098611111111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76098611111111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76098611111111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6.76098611111111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6.760986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760986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760986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6.76451388888889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6.76098611111111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7.00793055555556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7.01498611111111cm 0.322791666666667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7.00793055555556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01498611111111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01498611111111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7.014986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7.014986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7.014986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7.014986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7.01498611111111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7.26193055555556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7.26193055555556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26193055555556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26193055555556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26193055555556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7.26898611111111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26898611111111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268986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7.268986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26898611111111cm 2.33362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7.51593055555556cm 0.07408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51593055555556cm 0.322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51593055555556cm 0.576791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7.51593055555556cm 0.829027777777778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7.51593055555556cm 1.077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51593055555556cm 1.331736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51593055555556cm 1.583972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52298611111111cm 1.832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7.52298611111111cm 2.086680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7.52298611111111cm 2.333625cm)"><text:p/><draw:enhanced-geometry svg:viewBox="0 0 21600 21600" draw:type="rectangle" draw:enhanced-path="M 0 0 L 21600 0 21600 21600 0 21600 0 0 Z N"/></draw:custom-shape></draw:g></draw:g><draw:g text:anchor-type="paragraph" draw:z-index="61" draw:name="DrawObject6_12" draw:style-name="gr2"><draw:g draw:style-name="gr3"><draw:custom-shape draw:style-name="gr4" draw:text-style-name="P82" svg:width="0.251cm" svg:height="0.251cm" draw:transform="rotate (0.00366519142918809) translate (0.0511527777777778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0.0546805555555556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0546805555555556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0546805555555556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0546805555555556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0.0546805555555556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0546805555555556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0582083333333333cm 1.8097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0.0582083333333333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0582083333333333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0.303388888888889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308680555555556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305152777777778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0.308680555555556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308680555555556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308680555555556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308680555555556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308680555555556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308680555555556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308680555555556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0.553861111111111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0.557388888888889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557388888888889cm 0.5538611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0.557388888888889cm 0.804333333333333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0.557388888888889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559152777777778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562680555555555cm 1.562805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0.562680555555555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562680555555555cm 2.0637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0.562680555555555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0.806097222222222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0.807861111111111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807861111111111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807861111111111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0.807861111111111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0.811388888888889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813152777777778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0.813152777777778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0.816680555555556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0.813152777777778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1.05833333333333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1.06009722222222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06009722222222cm 0.5538611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1.06009722222222cm 0.804333333333333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1.06009722222222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06186111111111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06186111111111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06186111111111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1.06538888888889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06186111111111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1.30880555555556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31233333333333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1.30880555555556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1.31233333333333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31233333333333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31233333333333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31409722222222cm 1.562805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1.31409722222222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1.31586111111111cm 2.0637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1.31409722222222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1.55927777777778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56280555555556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56280555555556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56280555555556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1.56280555555556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56280555555556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56633333333333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56633333333333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56809722222222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56633333333333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1.80975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81504166666667cm 0.2998611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1.81327777777778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1.81504166666667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1.81504166666667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1.81680555555556cm 1.30880555555556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1.81680555555556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81680555555556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1.82033333333333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1.81680555555556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2.06375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2.06727777777778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06375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06727777777778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06727777777778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2.06904166666667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06904166666667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07080555555556cm 1.8097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2.07080555555556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07080555555556cm 2.31775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2.31775cm 0.04938888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31775cm 0.299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31775cm 0.553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2.31775cm 0.804333333333333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2.31775cm 1.056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31775cm 1.308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32127777777778cm 1.56280555555556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32304166666667cm 1.809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32304166666667cm 2.0637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32304166666667cm 2.31775cm)"><text:p/><draw:enhanced-geometry svg:viewBox="0 0 21600 21600" draw:type="rectangle" draw:enhanced-path="M 0 0 L 21600 0 21600 21600 0 21600 0 0 Z N"/></draw:custom-shape></draw:g></draw:g><draw:g text:anchor-type="paragraph" draw:z-index="65" draw:name="DrawObject6_13" draw:style-name="gr2"><draw:g draw:style-name="gr3"><draw:custom-shape draw:style-name="gr4" draw:text-style-name="P82" svg:width="0.251cm" svg:height="0.251cm" draw:transform="rotate (0.00366519142918809) translate (2.64936111111111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2.65288888888889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651125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65288888888889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65288888888889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2.65288888888889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65288888888889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65641666666667cm 1.811513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2.65641666666667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65641666666667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2.89806944444444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905125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90336111111111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2.905125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2.905125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905125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90688888888889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90688888888889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2.90688888888889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2.906888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3.15206944444444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15206944444444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15206944444444cm 0.55562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3.15206944444444cm 0.8078611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3.15206944444444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15736111111111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159125cm 1.56456944444444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159125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3.16088888888889cm 2.065513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159125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3.40430555555556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3.40606944444444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40606944444444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40606944444444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3.40606944444444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40606944444444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41136111111111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3.41136111111111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413125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3.41136111111111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3.65301388888889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65830555555556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65830555555556cm 0.55562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rotate (0.00366519142918809) translate (3.65830555555556cm 0.807861111111111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3.65830555555556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66006944444444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66006944444444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3.66006944444444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3.66006944444444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3.66006944444444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3.90701388888889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90701388888889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3.90701388888889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3.90701388888889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90701388888889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3.90701388888889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3.91230555555556cm 1.56456944444444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91230555555556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3.91406944444444cm 2.065513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3cm" draw:transform="skewX (-0.00698131700797732) rotate (0.00366519142918809) translate (3.91230555555556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3cm" svg:height="0.251cm" draw:transform="rotate (0.00366519142918809) translate (4.15748611111111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16101388888889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4.16101388888889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16101388888889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16101388888889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16101388888889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4.16101388888889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16101388888889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4.16630555555556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161013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4.40795833333333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41325cm 0.301625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4.41148611111111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41325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41325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4.41501388888889cm 1.31056944444444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4.41501388888889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41501388888889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4.41501388888889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415013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rotate (0.00366519142918809) translate (4.66195833333333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-0.00698131700797732) rotate (0.00366519142918809) translate (4.66548611111111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66195833333333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66548611111111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66548611111111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4.66725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66725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66901388888889cm 1.81151388888889cm)"><text:p/><draw:enhanced-geometry svg:viewBox="0 0 21600 21600" draw:type="rectangle" draw:enhanced-path="M 0 0 L 21600 0 21600 21600 0 21600 0 0 Z N"/></draw:custom-shape><draw:custom-shape draw:style-name="gr4" draw:text-style-name="P82" svg:width="0.253cm" svg:height="0.251cm" draw:transform="rotate (0.00366519142918809) translate (4.66901388888889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669013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82" svg:width="0.251cm" svg:height="0.251cm" draw:transform="skewX (0.00698131700797732) rotate (0.00366519142918809) translate (4.91419444444444cm 0.0529166666666667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91595833333333cm 0.301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91595833333333cm 0.555625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skewX (0.00698131700797732) rotate (0.00366519142918809) translate (4.91595833333333cm 0.807861111111111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skewX (0.00698131700797732) rotate (0.00366519142918809) translate (4.91595833333333cm 1.06009722222222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91595833333333cm 1.310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91948611111111cm 1.56456944444444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92125cm 1.811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1cm" draw:transform="rotate (0.00366519142918809) translate (4.92125cm 2.06551388888889cm)"><text:p/><draw:enhanced-geometry svg:viewBox="0 0 21600 21600" draw:type="rectangle" draw:enhanced-path="M 0 0 L 21600 0 21600 21600 0 21600 0 0 Z N"/></draw:custom-shape><draw:custom-shape draw:style-name="gr4" draw:text-style-name="P82" svg:width="0.251cm" svg:height="0.253cm" draw:transform="rotate (0.00366519142918809) translate (4.92125cm 2.31951388888889cm)"><text:p/><draw:enhanced-geometry svg:viewBox="0 0 21600 21600" draw:type="rectangle" draw:enhanced-path="M 0 0 L 21600 0 21600 21600 0 21600 0 0 Z N"/></draw:custom-shape></draw:g></draw:g></text:p>
      <text:p text:style-name="P26"/>
      <text:p text:style-name="P26"/>
      <text:p text:style-name="P26"/>
      <text:list xml:id="list161045934007601" text:continue-numbering="true" text:style-name="_5f_Numérotation_20_des_20_exercices_20_livrets">
        <text:list-item>
          <text:list>
            <text:list-item>
              <text:p text:style-name="P59"><text:span text:style-name="T58">2,74 = </text:span><draw:frame draw:style-name="fr3" draw:name="Object20" text:anchor-type="as-char" svg:y="-0.534cm" svg:width="0.94cm" svg:height="0.87cm" draw:z-index="5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  <text:list-item>
          <text:p text:style-name="P76">En<text:span text:style-name="T8">volta</text:span> les expressions <text:span text:style-name="T107">que s</text:span><text:span text:style-name="T50">ón </text:span><text:span text:style-name="T8">igual</text:span>s <text:span text:style-name="T8">a</text:span> 7,34:</text:p>
        </text:list-item>
      </text:list>
      <text:p text:style-name="P26"><text:span text:style-name="T94"><draw:frame draw:style-name="fr3" draw:name="Object54" text:anchor-type="as-char" svg:y="-0.534cm" svg:width="0.94cm" svg:height="0.87cm" draw:z-index="8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4"><text:tab/><text:tab/>7+</text:span><text:span text:style-name="T94"><draw:frame draw:style-name="fr3" draw:name="Object55" text:anchor-type="as-char" svg:y="-0.534cm" svg:width="0.716cm" svg:height="0.87cm" draw:z-index="8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4"><text:tab/><text:tab/>7+</text:span><text:span text:style-name="T94"><draw:frame draw:style-name="fr3" draw:name="Object56" text:anchor-type="as-char" svg:y="-0.534cm" svg:width="0.94cm" svg:height="0.87cm" draw:z-index="8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4"> <text:tab/></text:span><text:span text:style-name="T94"><draw:frame draw:style-name="fr3" draw:name="Object57" text:anchor-type="as-char" svg:y="-0.534cm" svg:width="1.275cm" svg:height="0.87cm" draw:z-index="8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6"><text:span text:style-name="T94"><text:tab/>7 + </text:span><text:span text:style-name="T94"><draw:frame draw:style-name="fr3" draw:name="Object58" text:anchor-type="as-char" svg:y="-0.534cm" svg:width="0.716cm" svg:height="0.87cm" draw:z-index="6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4"><text:s/>+ </text:span><text:span text:style-name="T94"><draw:frame draw:style-name="fr3" draw:name="Object59" text:anchor-type="as-char" svg:y="-0.534cm" svg:width="0.94cm" svg:height="0.87cm" draw:z-index="6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4"><text:tab/><text:tab/>73 + </text:span><text:span text:style-name="T94"><draw:frame draw:style-name="fr3" draw:name="Object60" text:anchor-type="as-char" svg:y="-0.534cm" svg:width="0.94cm" svg:height="0.87cm" draw:z-index="6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list xml:id="list161046022923660" text:continue-numbering="true" text:style-name="_5f_Numérotation_20_des_20_exercices_20_livrets">
        <text:list-item>
          <text:p text:style-name="P77">Compl<text:span text:style-name="T8">e</text:span>t<text:span text:style-name="T8">a</text:span> l<text:span text:style-name="T8">a</text:span> tau<text:span text:style-name="T8">la</text:span> <text:span text:style-name="T8">seg</text:span><text:span text:style-name="T47">üent</text:span> <text:span text:style-name="T8">seguint</text:span> <text:span text:style-name="T8">el </text:span>mo­d<text:span text:style-name="T8">e</text:span>l <text:span text:style-name="T8">de la</text:span> pr<text:span text:style-name="T8">i</text:span>m<text:span text:style-name="T8">e</text:span>r<text:span text:style-name="T8">a</text:span> <text:span text:style-name="T50">fila</text:span>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/>
          </table:table-cell>
          <table:table-cell table:style-name="Table1.B1" office:value-type="string">
            <text:p text:style-name="P36">2,54</text:p>
          </table:table-cell>
          <table:table-cell table:style-name="Table1.B1" office:value-type="string">
            <text:p text:style-name="P1"><text:span text:style-name="T93">2 +</text:span><text:span text:style-name="T93"><draw:frame draw:style-name="fr4" draw:name="Object61" text:anchor-type="as-char" svg:y="-0.482cm" svg:width="0.864cm" svg:height="0.781cm" draw:z-index="6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/table:table-cell>
          <table:table-cell table:style-name="Table1.D1" office:value-type="string">
            <text:p text:style-name="P1"><text:span text:style-name="T93">2+ </text:span><text:span text:style-name="T93"><draw:frame draw:style-name="fr3" draw:name="Object64" text:anchor-type="as-char" svg:y="-0.534cm" svg:width="0.716cm" svg:height="0.87cm" draw:z-index="7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3">+ </text:span><text:span text:style-name="T93"><draw:frame draw:style-name="fr3" draw:name="Object65" text:anchor-type="as-char" svg:y="-0.534cm" svg:width="0.94cm" svg:height="0.87cm" draw:z-index="7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</table:table-cell>
        </table:table-row>
        <table:table-row>
          <table:table-cell table:style-name="Table1.A1" office:value-type="string">
            <text:list xml:id="list161045133371101" text:continue-numbering="true" text:style-name="_5f_Numérotation_20_des_20_exercices_20_livrets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Table1.B2" office:value-type="string">
            <text:p text:style-name="P37">12,3</text:p>
          </table:table-cell>
          <table:table-cell table:style-name="Table1.C2" office:value-type="string">
            <text:p text:style-name="P3"><text:span text:style-name="_5f_pointillés_20_gris">…...</text:span></text:p>
          </table:table-cell>
          <table:table-cell table:style-name="Table1.D2" office:value-type="string">
            <text:p text:style-name="P3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161046006935426" text:continue-numbering="true" text:style-name="_5f_Numérotation_20_des_20_exercices_20_livrets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Table1.B2" office:value-type="string">
            <text:p text:style-name="P38"><text:span text:style-name="_5f_pointillés_20_gris">…...</text:span></text:p>
          </table:table-cell>
          <table:table-cell table:style-name="Table1.C2" office:value-type="string">
            <text:p text:style-name="P1"><text:span text:style-name="T92">4 + </text:span><text:span text:style-name="T92"><draw:frame draw:style-name="fr3" draw:name="Object62" text:anchor-type="as-char" svg:y="-0.534cm" svg:width="0.94cm" svg:height="0.87cm" draw:z-index="7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</table:table-cell>
          <table:table-cell table:style-name="Table1.D2" office:value-type="string">
            <text:p text:style-name="P3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161046416582355" text:continue-numbering="true" text:style-name="_5f_Numérotation_20_des_20_exercices_20_livrets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Table1.B2" office:value-type="string">
            <text:p text:style-name="P38"><text:span text:style-name="_5f_pointillés_20_gris">…...</text:span></text:p>
          </table:table-cell>
          <table:table-cell table:style-name="Table1.C2" office:value-type="string">
            <text:p text:style-name="P38"><text:span text:style-name="_5f_pointillés_20_gris">…...</text:span></text:p>
          </table:table-cell>
          <table:table-cell table:style-name="Table1.D2" office:value-type="string">
            <text:p text:style-name="P1"><text:span text:style-name="T92">12 + </text:span><text:span text:style-name="T92"><draw:frame draw:style-name="fr3" draw:name="Object63" text:anchor-type="as-char" svg:y="-0.534cm" svg:width="0.716cm" svg:height="0.87cm" draw:z-index="7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2">+ </text:span><text:span text:style-name="T92"><draw:frame draw:style-name="fr3" draw:name="Object66" text:anchor-type="as-char" svg:y="-0.534cm" svg:width="0.94cm" svg:height="0.87cm" draw:z-index="7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/table:table-cell>
        </table:table-row>
        <table:table-row>
          <table:table-cell table:style-name="Table1.A1" office:value-type="string">
            <text:list xml:id="list161045276029532" text:continue-numbering="true" text:style-name="_5f_Numérotation_20_des_20_exercices_20_livrets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Table1.B2" office:value-type="string">
            <text:p text:style-name="P39">0,72</text:p>
          </table:table-cell>
          <table:table-cell table:style-name="Table1.C2" office:value-type="string">
            <text:p text:style-name="P38"><text:span text:style-name="_5f_pointillés_20_gris">…...</text:span></text:p>
          </table:table-cell>
          <table:table-cell table:style-name="Table1.D2" office:value-type="string">
            <text:p text:style-name="P38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161045407049021" text:continue-numbering="true" text:style-name="_5f_Numérotation_20_des_20_exercices_20_livrets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Table1.B2" office:value-type="string">
            <text:p text:style-name="P40"><text:span text:style-name="_5f_pointillés_20_gris">…...</text:span></text:p>
          </table:table-cell>
          <table:table-cell table:style-name="Table1.C2" office:value-type="string">
            <text:p text:style-name="P38"><text:span text:style-name="_5f_pointillés_20_gris">…...</text:span></text:p>
          </table:table-cell>
          <table:table-cell table:style-name="Table1.D2" office:value-type="string">
            <text:p text:style-name="P1"><text:span text:style-name="T92">7 + </text:span><text:span text:style-name="T92"><draw:frame draw:style-name="fr3" draw:name="Object67" text:anchor-type="as-char" svg:y="-0.534cm" svg:width="0.94cm" svg:height="0.87cm" draw:z-index="7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92">+ </text:span><text:span text:style-name="T92"><draw:frame draw:style-name="fr3" draw:name="Object68" text:anchor-type="as-char" svg:y="-0.534cm" svg:width="1.275cm" svg:height="0.87cm" draw:z-index="76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</table:table>
      <text:list xml:id="list161045638241031" text:continue-numbering="true" text:style-name="_5f_Numérotation_20_des_20_exercices_20_livrets">
        <text:list-item>
          <text:p text:style-name="P73">Compl<text:span text:style-name="T8">eta</text:span> l<text:span text:style-name="T107">a</text:span> tau<text:span text:style-name="T8">la</text:span> s<text:span text:style-name="T8">eg</text:span><text:span text:style-name="T47">üent</text:span>:</text:p>
        </text:list-item>
      </text:list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2.1">
          <table:table-cell table:style-name="Table2.A1" table:number-rows-spanned="2" office:value-type="string">
            <text:p text:style-name="P30">Frac­<text:span text:style-name="T8">ci</text:span><text:span text:style-name="T56">ó</text:span> d<text:span text:style-name="T8">e</text:span>ci­mal</text:p>
          </table:table-cell>
          <table:table-cell table:style-name="Table2.B1" table:number-columns-spanned="5" office:value-type="string">
            <text:p text:style-name="P29"><text:span text:style-name="T8">Xifra</text:span> de </text:p>
          </table:table-cell>
          <table:covered-table-cell/>
          <table:covered-table-cell/>
          <table:covered-table-cell/>
          <table:covered-table-cell/>
          <table:table-cell table:style-name="Table2.G1" table:number-rows-spanned="2" office:value-type="string">
            <text:p text:style-name="P30">Nom<text:span text:style-name="T59">br</text:span>e d<text:span text:style-name="T95">e</text:span>­cimal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0">d<text:span text:style-name="T96">e</text:span>­<text:span text:style-name="T10">se</text:span>nes</text:p>
          </table:table-cell>
          <table:table-cell table:style-name="Table2.B2" office:value-type="string">
            <text:p text:style-name="P30">unit<text:span text:style-name="T10">at</text:span>s</text:p>
          </table:table-cell>
          <table:table-cell table:style-name="Table2.B2" office:value-type="string">
            <text:p text:style-name="P30"><text:span text:style-name="T10">d</text:span><text:span text:style-name="T57">è</text:span><text:span text:style-name="T10">c</text:span>i-mes</text:p>
          </table:table-cell>
          <table:table-cell table:style-name="Table2.B2" office:value-type="string">
            <text:p text:style-name="P30">cen<text:span text:style-name="T10">t</text:span><text:span text:style-name="T57">è</text:span>­<text:span text:style-name="T10">si</text:span>mes</text:p>
          </table:table-cell>
          <table:table-cell table:style-name="Table2.B2" office:value-type="string">
            <text:p text:style-name="P30">mil<text:span text:style-name="T54">·</text:span><text:span text:style-name="T57">lè</text:span>­<text:span text:style-name="T10">si</text:span>mes</text:p>
          </table:table-cell>
          <table:covered-table-cell table:style-name="Table2.G1"/>
        </table:table-row>
        <table:table-row table:style-name="Table2.1">
          <table:table-cell table:style-name="Table2.A3" office:value-type="string">
            <text:p text:style-name="P2"><draw:frame draw:style-name="fr3" draw:name="Object69" text:anchor-type="as-char" svg:y="-0.534cm" svg:width="0.716cm" svg:height="0.87cm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B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D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F3" office:value-type="string">
            <text:p text:style-name="P3"><text:span text:style-name="_5f_pointillés_20_gris">…...</text:span></text:p>
          </table:table-cell>
          <table:table-cell table:style-name="Table2.G3" office:value-type="string">
            <text:p text:style-name="P3"><text:span text:style-name="_5f_pointillés_20_gris">…...</text:span></text:p>
          </table:table-cell>
        </table:table-row>
        <table:table-row table:style-name="Table2.1">
          <table:table-cell table:style-name="Table2.A3" office:value-type="string">
            <text:p text:style-name="P2"><draw:frame draw:style-name="fr3" draw:name="Object70" text:anchor-type="as-char" svg:y="-0.534cm" svg:width="0.94cm" svg:height="0.87cm" draw:z-index="7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B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D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F3" office:value-type="string">
            <text:p text:style-name="P3"><text:span text:style-name="_5f_pointillés_20_gris">…...</text:span></text:p>
          </table:table-cell>
          <table:table-cell table:style-name="Table2.G3" office:value-type="string">
            <text:p text:style-name="P3"><text:span text:style-name="_5f_pointillés_20_gris">…...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_5f_pointillés_20_gris">…...</text:span></text:p>
          </table:table-cell>
          <table:table-cell table:style-name="Table2.B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D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F3" office:value-type="string">
            <text:p text:style-name="P3"><text:span text:style-name="_5f_pointillés_20_gris">…...</text:span></text:p>
          </table:table-cell>
          <table:table-cell table:style-name="Table2.G3" office:value-type="string">
            <text:p text:style-name="P31"/>
            <text:p text:style-name="P31">36,4</text:p>
          </table:table-cell>
        </table:table-row>
        <table:table-row table:style-name="Table2.1">
          <table:table-cell table:style-name="Table2.A3" office:value-type="string">
            <text:p text:style-name="P3"><text:span text:style-name="_5f_pointillés_20_gris">…...</text:span></text:p>
          </table:table-cell>
          <table:table-cell table:style-name="Table2.B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D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F3" office:value-type="string">
            <text:p text:style-name="P3"><text:span text:style-name="_5f_pointillés_20_gris">…...</text:span></text:p>
          </table:table-cell>
          <table:table-cell table:style-name="Table2.G3" office:value-type="string">
            <text:p text:style-name="P31"/>
            <text:p text:style-name="P31">8,261</text:p>
          </table:table-cell>
        </table:table-row>
        <table:table-row table:style-name="Table2.1">
          <table:table-cell table:style-name="Table2.A3" office:value-type="string">
            <text:p text:style-name="P3"><text:span text:style-name="_5f_pointillés_20_gris">…...</text:span></text:p>
          </table:table-cell>
          <table:table-cell table:style-name="Table2.B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D3" office:value-type="string">
            <text:p text:style-name="P3"><text:span text:style-name="_5f_pointillés_20_gris">…...</text:span></text:p>
          </table:table-cell>
          <table:table-cell table:style-name="Table2.C3" office:value-type="string">
            <text:p text:style-name="P3"><text:span text:style-name="_5f_pointillés_20_gris">…...</text:span></text:p>
          </table:table-cell>
          <table:table-cell table:style-name="Table2.F3" office:value-type="string">
            <text:p text:style-name="P3"><text:span text:style-name="_5f_pointillés_20_gris">…...</text:span></text:p>
          </table:table-cell>
          <table:table-cell table:style-name="Table2.G3" office:value-type="string">
            <text:p text:style-name="P31"/>
            <text:p text:style-name="P31">17,050</text:p>
          </table:table-cell>
        </table:table-row>
      </table:table>
      <text:list xml:id="list161044951072035" text:continue-numbering="true" text:style-name="_5f_Numérotation_20_des_20_exercices_20_livrets">
        <text:list-item>
          <text:p text:style-name="P74">D<text:span text:style-name="T10">es</text:span>compo<text:span text:style-name="T10">n</text:span> <text:span text:style-name="T10">els</text:span> nombres s<text:span text:style-name="T10">eg</text:span><text:span text:style-name="T48">üent</text:span>s <text:span text:style-name="T10">tal </text:span>com <text:span text:style-name="T10">es</text:span> <text:span text:style-name="T10">mostra a </text:span>l'exemple:</text:p>
        </text:list-item>
      </text:list>
      <text:p text:style-name="P44"><text:span text:style-name="T30">Exemple :</text:span><text:span text:style-name="T91"> </text:span><text:span text:style-name="T74">4.018,82 </text:span></text:p>
      <text:p text:style-name="P44"><text:span text:style-name="T74">(4 </text:span><text:span text:style-name="MATH"><text:span text:style-name="T87">×</text:span></text:span><text:span text:style-name="T74"> 1.000) + (1</text:span><text:span text:style-name="T80"> </text:span><text:span text:style-name="MATH"><text:span text:style-name="T87">×</text:span></text:span><text:span text:style-name="T79"> </text:span><text:span text:style-name="T74">10) + 8 + (8 </text:span><text:span text:style-name="MATH"><text:span text:style-name="T87">×</text:span></text:span><text:span text:style-name="T71"> </text:span><text:span text:style-name="T74">0,1) + (2 </text:span><text:span text:style-name="MATH"><text:span text:style-name="T87">×</text:span></text:span><text:span text:style-name="T71"> </text:span><text:span text:style-name="T74">0,01)</text:span></text:p>
      <text:list xml:id="list161046172581836" text:continue-numbering="true" text:style-name="_5f_Numérotation_20_des_20_exercices_20_livrets">
        <text:list-item>
          <text:list>
            <text:list-item>
              <text:p text:style-name="P56"><text:span text:style-name="T11">4.142,782 <text:s/>=</text:span> <text:span text:style-name="T60">……………………………………………</text:span></text:p>
            </text:list-item>
          </text:list>
        </text:list-item>
      </text:list>
      <text:p text:style-name="P27">………………………………………………………………….</text:p>
      <text:list xml:id="list161046643751140" text:continue-numbering="true" text:style-name="_5f_Numérotation_20_des_20_exercices_20_livrets">
        <text:list-item>
          <text:list>
            <text:list-item>
              <text:p text:style-name="P56"><text:span text:style-name="T11">0,037 =</text:span> <text:span text:style-name="T60">…………………………………………………..</text:span></text:p>
            </text:list-item>
          </text:list>
        </text:list-item>
      </text:list>
      <text:p text:style-name="P58">………………………………………………………………….</text:p>
      <text:list xml:id="list161045619850096" text:continue-numbering="true" text:style-name="_5f_Numérotation_20_des_20_exercices_20_livrets">
        <text:list-item>
          <text:list>
            <text:list-item>
              <text:p text:style-name="P56"><text:span text:style-name="T11">103,0005 =</text:span> <text:span text:style-name="T60">………………………………………</text:span><text:span text:style-name="T62">..</text:span><text:span text:style-name="T60">……</text:span></text:p>
            </text:list-item>
          </text:list>
        </text:list-item>
      </text:list>
      <text:p text:style-name="P58">………………………………………………………………….</text:p>
      <text:list xml:id="list161044752168124" text:continue-numbering="true" text:style-name="_5f_Numérotation_20_des_20_exercices_20_livrets">
        <text:list-item>
          <text:p text:style-name="P78"><text:soft-page-break/><text:span text:style-name="T10">Es</text:span>cri<text:span text:style-name="T10">u</text:span> <text:span text:style-name="T10">els</text:span> nombres s<text:span text:style-name="T10">eg</text:span><text:span text:style-name="T48">üents</text:span> <text:span text:style-name="T10">en</text:span> form<text:span text:style-name="T10">a</text:span> d<text:span text:style-name="T10">e</text:span>ci­mal:</text:p>
          <text:list>
            <text:list-item>
              <text:p text:style-name="P56"><text:span text:style-name="T16">(3 </text:span><text:span text:style-name="MATH"><text:span text:style-name="T18">×</text:span></text:span><text:span text:style-name="T14"> </text:span><text:span text:style-name="T16">100) + (7 </text:span><text:span text:style-name="MATH"><text:span text:style-name="T19">×</text:span></text:span><text:span text:style-name="T14"> </text:span><text:span text:style-name="T16">10) + 1 + 0,06 =</text:span><text:span text:style-name="T65"> ……………….</text:span></text:p>
            </text:list-item>
            <text:list-item>
              <text:p text:style-name="P55"><text:span text:style-name="T11">0,07 + 0,6 + 0,009 = </text:span><text:span text:style-name="T60">………………..………………</text:span></text:p>
            </text:list-item>
            <text:list-item>
              <text:p text:style-name="P56"><text:span text:style-name="T17">A = </text:span><text:span text:style-name="T16">(5 </text:span><text:span text:style-name="MATH"><text:span text:style-name="T19">×</text:span></text:span><text:span text:style-name="T14"> </text:span><text:span text:style-name="T16">1) + (4 </text:span><text:span text:style-name="MATH"><text:span text:style-name="T19">×</text:span></text:span><text:span text:style-name="T14"> </text:span><text:span text:style-name="T16">1.000) + 0,2 + 0,007 </text:span></text:p>
            </text:list-item>
          </text:list>
        </text:list-item>
      </text:list>
      <text:p text:style-name="P57"><text:span text:style-name="T21"><text:s text:c="4"/>A = </text:span><text:span text:style-name="T65">……………………………………</text:span><text:span text:style-name="T61">…………………</text:span></text:p>
      <text:list xml:id="list161046641107263" text:continue-numbering="true" text:style-name="_5f_Numérotation_20_des_20_exercices_20_livrets">
        <text:list-item>
          <text:p text:style-name="P79"><text:span text:style-name="T97">Escriu els nombres seg</text:span><text:span text:style-name="T49">üents en format decimal</text:span>:</text:p>
          <text:list>
            <text:list-item>
              <text:p text:style-name="P59"><text:s/><draw:frame draw:style-name="fr3" draw:name="Object71" text:anchor-type="as-char" svg:y="-0.534cm" svg:width="0.716cm" svg:height="0.87cm" draw:z-index="8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89">+ </text:span><text:span text:style-name="T89"><draw:frame draw:style-name="fr3" draw:name="Object72" text:anchor-type="as-char" svg:y="-0.534cm" svg:width="1.275cm" svg:height="0.87cm" draw:z-index="8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9">= </text:span><text:span text:style-name="_5f_pointillés_20_gris"><text:span text:style-name="T89">……………………..</text:span></text:span><text:span text:style-name="T60">…………………</text:span></text:p>
            </text:list-item>
            <text:list-item>
              <text:p text:style-name="P59"><text:span text:style-name="T13"><text:s/></text:span><text:span text:style-name="T20"><draw:frame draw:style-name="fr3" draw:name="Object73" text:anchor-type="as-char" svg:y="-0.534cm" svg:width="0.94cm" svg:height="0.87cm" draw:z-index="8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0">+ </text:span><text:span text:style-name="T20"><draw:frame draw:style-name="fr3" draw:name="Object74" text:anchor-type="as-char" svg:y="-0.534cm" svg:width="0.94cm" svg:height="0.87cm" draw:z-index="8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0">= </text:span><text:span text:style-name="T60">………………………………………...</text:span></text:p>
            </text:list-item>
            <text:list-item>
              <text:p text:style-name="P61"><text:span text:style-name="T11"><draw:frame draw:style-name="fr3" draw:name="Object75" text:anchor-type="as-char" svg:y="-0.534cm" svg:width="1.275cm" svg:height="0.87cm" draw:z-index="8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1">+ </text:span><text:span text:style-name="T11"><draw:frame draw:style-name="fr3" draw:name="Object76" text:anchor-type="as-char" svg:y="-0.534cm" svg:width="0.716cm" svg:height="0.87cm" draw:z-index="8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1">+ </text:span><text:span text:style-name="T11"><draw:frame draw:style-name="fr3" draw:name="Object77" text:anchor-type="as-char" svg:y="-0.534cm" svg:width="0.94cm" svg:height="0.87cm" draw:z-index="9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">= </text:span><text:span text:style-name="T60">……………………………….</text:span></text:p>
            </text:list-item>
          </text:list>
        </text:list-item>
        <text:list-item>
          <text:p text:style-name="P79"><text:span text:style-name="T97">En</text:span> e<text:span text:style-name="T97">l</text:span> nombre 84,375 :</text:p>
          <text:list>
            <text:list-item>
              <text:p text:style-name="P61">Le <text:span text:style-name="T97">xifra</text:span> de <text:span text:style-name="T98">le</text:span>s <text:span text:style-name="T98">d</text:span><text:span text:style-name="T51">èci</text:span>mes é<text:span text:style-name="T98">s</text:span> : <text:span text:style-name="T60">…………………….…..</text:span></text:p>
            </text:list-item>
            <text:list-item>
              <text:p text:style-name="P62"><text:span text:style-name="T13">L</text:span><text:span text:style-name="T11">e </text:span><text:span text:style-name="T22">xifra</text:span><text:span text:style-name="T11"> de </text:span><text:span text:style-name="T23">le</text:span><text:span text:style-name="T11">s unit</text:span><text:span text:style-name="T23">ats</text:span><text:span text:style-name="T11"> </text:span><text:span text:style-name="T46">é</text:span><text:span text:style-name="T51">s</text:span><text:span text:style-name="T11"> : </text:span><text:span text:style-name="T60">……………………..…...</text:span></text:p>
            </text:list-item>
            <text:list-item>
              <text:p text:style-name="P62"><text:span text:style-name="T13">L</text:span><text:span text:style-name="T11">e </text:span><text:span text:style-name="T22">xifra</text:span><text:span text:style-name="T11"> de </text:span><text:span text:style-name="T23">le</text:span><text:span text:style-name="T11">s mil·lè</text:span><text:span text:style-name="T23">si</text:span><text:span text:style-name="T11">mes </text:span><text:span text:style-name="T46">é</text:span><text:span text:style-name="T51">s</text:span><text:span text:style-name="T11">: </text:span><text:span text:style-name="T60">………………..…….</text:span></text:p>
            </text:list-item>
            <text:list-item>
              <text:p text:style-name="P60"><text:span text:style-name="T13">L</text:span><text:span text:style-name="T20">e </text:span><text:span text:style-name="T22">xifra</text:span><text:span text:style-name="T20"> de</text:span><text:span text:style-name="T23"> le</text:span><text:span text:style-name="T20">s cent</text:span><text:span text:style-name="T23">e</text:span><text:span text:style-name="T15">n</text:span><text:span text:style-name="T20">es </text:span><text:span text:style-name="T52">é</text:span><text:span text:style-name="T51">s</text:span><text:span text:style-name="T20"> : </text:span><text:span text:style-name="T60">………………………..</text:span></text:p>
            </text:list-item>
          </text:list>
        </text:list-item>
        <text:list-item>
          <text:h text:style-name="P70" text:outline-level="1"><text:span text:style-name="T98">Endevinalla</text:span>!</text:h>
        </text:list-item>
      </text:list>
      <text:p text:style-name="P26"><text:span text:style-name="T98">Soc</text:span><text:span text:style-name="T89"> un nombre d</text:span><text:span text:style-name="T98">e</text:span><text:span text:style-name="T89">cimal </text:span><text:span text:style-name="T98">de</text:span><text:span text:style-name="T89"> </text:span><text:span text:style-name="T33">quatre</text:span><text:span text:style-name="T89"> </text:span><text:span text:style-name="T98">x</text:span><text:span text:style-name="T89">ifres.</text:span></text:p>
      <text:p text:style-name="P41"><text:span text:style-name="T98">La</text:span> <text:span text:style-name="T98">x</text:span>ifr<text:span text:style-name="T98">a</text:span> de <text:span text:style-name="T98">le</text:span>s <text:span text:style-name="T98">d</text:span><text:span text:style-name="T35">èci</text:span>mes <text:span text:style-name="T32">é</text:span><text:span text:style-name="T35">s</text:span> 7.</text:p>
      <text:p text:style-name="P42"><text:span text:style-name="T98">La</text:span> <text:span text:style-name="T98">x</text:span>ifr<text:span text:style-name="T98">a</text:span> de <text:span text:style-name="T98">le</text:span>s cent<text:span text:style-name="T98">e</text:span>nes <text:span text:style-name="T32">é</text:span><text:span text:style-name="T35">s</text:span> 5.</text:p>
      <text:p text:style-name="P42"><text:span text:style-name="T98">La </text:span><text:s/><text:span text:style-name="T98">x</text:span>ifr<text:span text:style-name="T98">a</text:span> de <text:span text:style-name="T98">le</text:span>s unit<text:span text:style-name="T98">at</text:span>s <text:span text:style-name="T32">é</text:span>s 3.</text:p>
      <text:p text:style-name="P42"><text:span text:style-name="T98">La </text:span><text:s/><text:span text:style-name="T98">x</text:span>ifr<text:span text:style-name="T98">a</text:span> de <text:span text:style-name="T98">le</text:span>s d<text:span text:style-name="T98">ese</text:span>nes <text:span text:style-name="T32">é</text:span>s <text:span text:style-name="T98">el</text:span> doble de <text:span text:style-name="T98">la</text:span> <text:span text:style-name="T98">xifra</text:span> de <text:span text:style-name="T98">le</text:span>s unit<text:span text:style-name="T98">at</text:span>s.</text:p>
      <text:p text:style-name="P41">Qui s<text:span text:style-name="T98">oc</text:span> ?</text:p>
      <text:p text:style-name="P35">………………………………………………………………….</text:p>
      <text:list xml:id="list161046562964128" text:continue-numbering="true" text:style-name="_5f_Numérotation_20_des_20_exercices_20_livrets">
        <text:list-item>
          <text:h text:style-name="P71" text:outline-level="1"><text:span text:style-name="T98">Endevinalla</text:span>! <text:span text:style-name="T90">(bis)</text:span></text:h>
        </text:list-item>
      </text:list>
      <text:p text:style-name="P26">Tro<text:span text:style-name="T98">ba</text:span> e<text:span text:style-name="T98">l</text:span> nombre d<text:span text:style-name="T98">e</text:span>cimal <text:span text:style-name="T98">de</text:span> 6 <text:span text:style-name="T98">x</text:span>ifres que:</text:p>
      <text:list xml:id="list2554542655" text:style-name="L1">
        <text:list-item>
          <text:p text:style-name="P52"><text:span text:style-name="T110">L</text:span><text:span text:style-name="T98">a</text:span> <text:span text:style-name="T98">x</text:span>ifr<text:span text:style-name="T99">a</text:span> de <text:span text:style-name="T98">le</text:span>s unit<text:span text:style-name="T98">at</text:span>s <text:span text:style-name="T32">é</text:span>s <text:span text:style-name="T100">un</text:span><text:span text:style-name="T98">a</text:span> quart<text:span text:style-name="T98">a part</text:span> de <text:span text:style-name="T98">les</text:span> cent<text:span text:style-name="T98">e</text:span>nes.</text:p>
        </text:list-item>
        <text:list-item>
          <text:p text:style-name="P53"><text:span text:style-name="T110">L</text:span><text:span text:style-name="T99">a</text:span> <text:span text:style-name="T98">x</text:span>ifr<text:span text:style-name="T99">a</text:span> de <text:span text:style-name="T99">le</text:span>s d<text:span text:style-name="T99">esenes</text:span> <text:span text:style-name="T32">é</text:span>s 1.</text:p>
        </text:list-item>
        <text:list-item>
          <text:p text:style-name="P54"><text:span text:style-name="T110">U</text:span><text:span text:style-name="T99">na</text:span> de <text:span text:style-name="T99">l</text:span>es <text:span text:style-name="T99">x</text:span>ifres <text:span text:style-name="T32">é</text:span>s 4, <text:span text:style-name="T99">i</text:span> <text:span text:style-name="T101">el seu</text:span> val<text:span text:style-name="T101">or</text:span> <text:span text:style-name="T101">e</text:span>n l’<text:span text:style-name="T101">es</text:span>cri<text:span text:style-name="T101">p</text:span>tur<text:span text:style-name="T101">a</text:span> d<text:span text:style-name="T101">e</text:span>cimal <text:span text:style-name="T32">é</text:span><text:span text:style-name="T36">s</text:span> mil <text:span text:style-name="T101">vegades</text:span> <text:span text:style-name="T101">m</text:span><text:span text:style-name="T36">és</text:span> petit<text:span text:style-name="T101">a</text:span> que <text:span text:style-name="T101">la</text:span> <text:span text:style-name="T101">x</text:span>ifr<text:span text:style-name="T101">a </text:span><text:span text:style-name="T109">1</text:span>.</text:p>
        </text:list-item>
        <text:list-item>
          <text:p text:style-name="P54"><text:span text:style-name="T110">E</text:span><text:span text:style-name="T107">l</text:span> nombre est<text:span text:style-name="T32">à</text:span> compr<text:span text:style-name="T32">è</text:span>s entre 4.589,07 <text:span text:style-name="T101">i</text:span> 5.321,98.</text:p>
        </text:list-item>
        <text:list-item>
          <text:p text:style-name="P54"><text:span text:style-name="T78">L</text:span><text:span text:style-name="T73">a s</text:span><text:span text:style-name="T75">u</text:span><text:span text:style-name="T73">m</text:span><text:span text:style-name="T75">a</text:span><text:span text:style-name="T73"> de to</text:span><text:span text:style-name="T75">te</text:span><text:span text:style-name="T73">s </text:span><text:span text:style-name="T75">l</text:span><text:span text:style-name="T73">es </text:span><text:span text:style-name="T75">x</text:span><text:span text:style-name="T73">ifres </text:span><text:span text:style-name="T45">é</text:span><text:span text:style-name="T73">s </text:span><text:span text:style-name="T75">i</text:span><text:span text:style-name="T73">g</text:span><text:span text:style-name="T75">u</text:span><text:span text:style-name="T73">al </text:span><text:span text:style-name="T75">a</text:span><text:span text:style-name="T73"> 2</text:span><text:span text:style-name="T44">2</text:span><text:span text:style-name="T73">.</text:span></text:p>
        </text:list-item>
      </text:list>
      <text:p text:style-name="P63">…………………………………………………………………</text:p>
      <text:p text:style-name="P63"/>
      <text:list xml:id="list161045271529623" text:continue-list="list161046562964128" text:style-name="_5f_Numérotation_20_des_20_exercices_20_livrets">
        <text:list-item>
          <text:h text:style-name="P72" text:outline-level="1">Nombres <text:span text:style-name="T105">creuats</text:span> </text:h>
        </text:list-item>
      </text:list>
      <text:p text:style-name="P43">Compl<text:span text:style-name="T101">e</text:span>t<text:span text:style-name="T101">a</text:span> la gr<text:span text:style-name="T101">ae</text:span>ll<text:span text:style-name="T101">a</text:span> <text:span text:style-name="T101">seg</text:span><text:span text:style-name="T36">üent amb els</text:span> nombres que <text:span text:style-name="T42">hi ha</text:span> a <text:span text:style-name="T101">les</text:span> d<text:span text:style-name="T101">e</text:span>fini<text:span text:style-name="T101">c</text:span>ions.</text:p>
      <text:p text:style-name="P43"/>
      <text:p text:style-name="P33">Hori<text:span text:style-name="T108">t</text:span>zontal<text:span text:style-name="T102">s</text:span>:</text:p>
      <text:p text:style-name="P26"><text:span text:style-name="T31">A.</text:span><text:span text:style-name="T65"> </text:span><text:span text:style-name="T66">(6 </text:span><text:span text:style-name="MATH"><text:span text:style-name="T88">×</text:span></text:span><text:span text:style-name="T66"> 10) + (7 </text:span><text:span text:style-name="MATH"><text:span text:style-name="T88">×</text:span></text:span><text:span text:style-name="T66"> 10.000) + (4 </text:span><text:span text:style-name="MATH"><text:span text:style-name="T88">×</text:span></text:span><text:span text:style-name="T66"> 100) + (3 </text:span><text:span text:style-name="MATH"><text:span text:style-name="T88">×</text:span></text:span><text:span text:style-name="T66"> 1)</text:span></text:p>
      <text:p text:style-name="P47"><text:span text:style-name="T31">B.</text:span><text:span text:style-name="T65"> Enter qu</text:span><text:span text:style-name="T67">e</text:span><text:span text:style-name="T65"> </text:span><text:span text:style-name="T68">va despr</text:span><text:span text:style-name="T39">és</text:span><text:span text:style-name="T67"> </text:span><text:span text:style-name="T68">d</text:span><text:span text:style-name="T67">el</text:span><text:span text:style-name="T65"> 8. </text:span></text:p>
      <text:p text:style-name="P47"><text:span text:style-name="T65">Enter qu</text:span><text:span text:style-name="T67">e</text:span><text:span text:style-name="T65"> pr</text:span><text:span text:style-name="T67">e</text:span><text:span text:style-name="T65">c</text:span><text:span text:style-name="T67">e</text:span><text:span text:style-name="T65">de</text:span><text:span text:style-name="T67">ix </text:span><text:span text:style-name="T68">el</text:span><text:span text:style-name="T67"> </text:span><text:span text:style-name="T65">721,3.</text:span></text:p>
      <text:p text:style-name="P47"><text:span text:style-name="T31">C.</text:span><text:span text:style-name="T65"> Nombre de d</text:span><text:span text:style-name="T37">è</text:span><text:span text:style-name="T38">ci</text:span><text:span text:style-name="T65">mes </text:span><text:span text:style-name="T69">de</text:span><text:span text:style-name="T65"> 3,4.</text:span></text:p>
      <text:p text:style-name="P47"><text:span text:style-name="T67">Aquest</text:span><text:span text:style-name="T65"> nombre </text:span><text:span text:style-name="T37">é</text:span><text:span text:style-name="T65">s a la ta</text:span><text:span text:style-name="T67">ula</text:span><text:span text:style-name="T65"> de</text:span><text:span text:style-name="T67">l</text:span><text:span text:style-name="T65"> 3.</text:span></text:p>
      <text:p text:style-name="P45"><text:span text:style-name="T31">D.</text:span><text:span text:style-name="T65"> Enter compr</text:span><text:span text:style-name="T37">è</text:span><text:span text:style-name="T65">s entre 1.060 </text:span><text:span text:style-name="T67">i</text:span><text:span text:style-name="T65"> 1.450.</text:span></text:p>
      <text:p text:style-name="P26"><text:span text:style-name="T31">E.</text:span><text:span text:style-name="T65"> </text:span><text:span text:style-name="T67">Aquest</text:span><text:span text:style-name="T65"> nombre est</text:span><text:span text:style-name="T37">à</text:span><text:span text:style-name="T65"> </text:span><text:span text:style-name="T67">format</text:span><text:span text:style-name="T65"> </text:span><text:span text:style-name="T67">per</text:span><text:span text:style-name="T65"> </text:span><text:span text:style-name="T67">x</text:span><text:span text:style-name="T65">ifres par</text:span><text:span text:style-name="T67">elle</text:span><text:span text:style-name="T65">s.</text:span></text:p>
      <text:p text:style-name="P26"/>
      <text:p text:style-name="P34">Vertical<text:span text:style-name="T102">s</text:span>:</text:p>
      <text:p text:style-name="P26"><text:span text:style-name="T86">I.</text:span><text:span text:style-name="T70"> La s</text:span><text:span text:style-name="T76">u</text:span><text:span text:style-name="T70">m</text:span><text:span text:style-name="T76">a</text:span><text:span text:style-name="T70"> de </text:span><text:span text:style-name="T76">le</text:span><text:span text:style-name="T70">s </text:span><text:span text:style-name="T76">x</text:span><text:span text:style-name="T70">if</text:span><text:span text:style-name="T77">r</text:span><text:span text:style-name="T70">es </text:span><text:span text:style-name="T43">é</text:span><text:span text:style-name="T70">s 20.</text:span></text:p>
      <text:p text:style-name="P46"><text:span text:style-name="T86">II.</text:span><text:span text:style-name="T63"> </text:span><text:span text:style-name="T76">La x</text:span><text:span text:style-name="T70">ifr</text:span><text:span text:style-name="T76">a</text:span><text:span text:style-name="T70"> de </text:span><text:span text:style-name="T76">le</text:span><text:span text:style-name="T70">s centè</text:span><text:span text:style-name="T76">si</text:span><text:span text:style-name="T70">mes de 6,5.</text:span></text:p>
      <text:p text:style-name="P46"><text:span text:style-name="T77">La</text:span><text:span text:style-name="T70"> </text:span><text:span text:style-name="T77">x</text:span><text:span text:style-name="T70">ifr</text:span><text:span text:style-name="T77">a</text:span><text:span text:style-name="T70"> de </text:span><text:span text:style-name="T77">le</text:span><text:span text:style-name="T70">s unit</text:span><text:span text:style-name="T77">at</text:span><text:span text:style-name="T70">s </text:span><text:span text:style-name="T43">é</text:span><text:span text:style-name="T70">s </text:span><text:span text:style-name="T77">el</text:span><text:span text:style-name="T70"> doble d</text:span><text:span text:style-name="T77">e la</text:span><text:span text:style-name="T70"> </text:span><text:span text:style-name="T77">x</text:span><text:span text:style-name="T70">ifr</text:span><text:span text:style-name="T77">a</text:span><text:span text:style-name="T70"> de </text:span><text:span text:style-name="T77">le</text:span><text:span text:style-name="T70">s cent</text:span><text:span text:style-name="T77">e</text:span><text:span text:style-name="T70">nes, </text:span><text:span text:style-name="T77">i</text:span><text:span text:style-name="T70"> </text:span><text:span text:style-name="T77">aquest</text:span><text:span text:style-name="T70"> nombre est</text:span><text:span text:style-name="T43">à</text:span><text:span text:style-name="T70"> compr</text:span><text:span text:style-name="T43">è</text:span><text:span text:style-name="T70">s entre 300 </text:span><text:span text:style-name="T77">i</text:span><text:span text:style-name="T70"> 420.</text:span></text:p>
      <text:p text:style-name="P46"><text:span text:style-name="T85">III.</text:span><text:span text:style-name="T64"> </text:span><text:span text:style-name="T81">Nombre de d</text:span><text:span text:style-name="T84">e</text:span><text:span text:style-name="T83">se</text:span><text:span text:style-name="T81">nes </text:span><text:span text:style-name="T83">a</text:span><text:span text:style-name="T81"> 475,2.</text:span></text:p>
      <text:p text:style-name="P46"><text:span text:style-name="T81">Part d</text:span><text:span text:style-name="T83">e</text:span><text:span text:style-name="T81">cimal de </text:span><text:span text:style-name="T81"><draw:frame draw:style-name="fr3" draw:name="Object78" text:anchor-type="as-char" svg:y="-0.534cm" svg:width="1.275cm" svg:height="0.87cm" draw:z-index="9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<text:s/></text:span><text:span text:style-name="T81">.</text:span></text:p>
      <text:p text:style-name="P26"><text:span text:style-name="T85">IV</text:span><text:span text:style-name="T81">.</text:span><text:span text:style-name="T64"> </text:span><text:span text:style-name="T81">Si</text:span><text:span text:style-name="T83">s-</text:span><text:span text:style-name="T81">cent</text:span><text:span text:style-name="T83">es</text:span><text:span text:style-name="T81"> vint-</text:span><text:span text:style-name="T83">i-</text:span><text:span text:style-name="T81">un</text:span><text:span text:style-name="T83">a</text:span><text:span text:style-name="T81"> cent</text:span><text:span text:style-name="T83">e</text:span><text:span text:style-name="T81">nes.</text:span></text:p>
      <text:p text:style-name="P46"><text:span text:style-name="T29">V. </text:span>Nombre <text:span text:style-name="T103">senar</text:span>.</text:p>
      <text:p text:style-name="P46"><text:span text:style-name="T103">X</text:span>ifr<text:span text:style-name="T103">a</text:span> <text:span text:style-name="T104">que substituiria el 9 si</text:span><text:span text:style-name="T40"> </text:span><text:span text:style-name="T41">tingués</text:span> 100 <text:span text:style-name="T103">vegades</text:span> <text:span text:style-name="T103">m</text:span><text:span text:style-name="T40">és</text:span> <text:s/>val<text:span text:style-name="T103">o</text:span>r <text:span text:style-name="T103">a</text:span> 654,398.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32">I.</text:p>
          </table:table-cell>
          <table:table-cell table:style-name="Table3.B1" office:value-type="string">
            <text:p text:style-name="P32">II.</text:p>
          </table:table-cell>
          <table:table-cell table:style-name="Table3.B1" office:value-type="string">
            <text:p text:style-name="P32">III.</text:p>
          </table:table-cell>
          <table:table-cell table:style-name="Table3.B1" office:value-type="string">
            <text:p text:style-name="P32">IV.</text:p>
          </table:table-cell>
          <table:table-cell table:style-name="Table3.B1" office:value-type="string">
            <text:p text:style-name="P32">V.</text:p>
          </table:table-cell>
        </table:table-row>
        <table:table-row table:style-name="Table3.2">
          <table:table-cell table:style-name="Table3.A1" office:value-type="string">
            <text:p text:style-name="P32">A</text:p>
          </table:table-cell>
          <table:table-cell table:style-name="Table3.B2" office:value-type="string">
            <text:p text:style-name="P28"/>
          </table:table-cell>
          <table:table-cell table:style-name="Table3.C2" office:value-type="string">
            <text:p text:style-name="P28"/>
          </table:table-cell>
          <table:table-cell table:style-name="Table3.D2" office:value-type="string">
            <text:p text:style-name="P28"/>
          </table:table-cell>
          <table:table-cell table:style-name="Table3.E2" office:value-type="string">
            <text:p text:style-name="P28"/>
          </table:table-cell>
          <table:table-cell table:style-name="Table3.F2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32">B</text:p>
          </table:table-cell>
          <table:table-cell table:style-name="Table3.B3" office:value-type="string">
            <text:p text:style-name="P28"/>
          </table:table-cell>
          <table:table-cell table:style-name="Table3.C3" office:value-type="string">
            <text:p text:style-name="P28"/>
          </table:table-cell>
          <table:table-cell table:style-name="Table3.D3" office:value-type="string">
            <text:p text:style-name="P28"/>
          </table:table-cell>
          <table:table-cell table:style-name="Table3.E3" office:value-type="string">
            <text:p text:style-name="P28"/>
          </table:table-cell>
          <table:table-cell table:style-name="Table3.F3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32">C</text:p>
          </table:table-cell>
          <table:table-cell table:style-name="Table3.B4" office:value-type="string">
            <text:p text:style-name="P28"/>
          </table:table-cell>
          <table:table-cell table:style-name="Table3.C4" office:value-type="string">
            <text:p text:style-name="P28"/>
          </table:table-cell>
          <table:table-cell table:style-name="Table3.D4" office:value-type="string">
            <text:p text:style-name="P28"/>
          </table:table-cell>
          <table:table-cell table:style-name="Table3.E4" office:value-type="string">
            <text:p text:style-name="P28"/>
          </table:table-cell>
          <table:table-cell table:style-name="Table3.F4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32">D</text:p>
          </table:table-cell>
          <table:table-cell table:style-name="Table3.B5" office:value-type="string">
            <text:p text:style-name="P28"/>
          </table:table-cell>
          <table:table-cell table:style-name="Table3.C5" office:value-type="string">
            <text:p text:style-name="P28"/>
          </table:table-cell>
          <table:table-cell table:style-name="Table3.D5" office:value-type="string">
            <text:p text:style-name="P28"/>
          </table:table-cell>
          <table:table-cell table:style-name="Table3.E5" office:value-type="string">
            <text:p text:style-name="P28"/>
          </table:table-cell>
          <table:table-cell table:style-name="Table3.F5" office:value-type="string">
            <text:p text:style-name="P28"/>
          </table:table-cell>
        </table:table-row>
        <table:table-row table:style-name="Table3.2">
          <table:table-cell table:style-name="Table3.A1" office:value-type="string">
            <text:p text:style-name="P32">E</text:p>
          </table:table-cell>
          <table:table-cell table:style-name="Table3.B6" office:value-type="string">
            <text:p text:style-name="P28"/>
          </table:table-cell>
          <table:table-cell table:style-name="Table3.C6" office:value-type="string">
            <text:p text:style-name="P28"/>
          </table:table-cell>
          <table:table-cell table:style-name="Table3.D6" office:value-type="string">
            <text:p text:style-name="P28"/>
          </table:table-cell>
          <table:table-cell table:style-name="Table3.E6" office:value-type="string">
            <text:p text:style-name="P28"/>
          </table:table-cell>
          <table:table-cell table:style-name="Table3.F6" office:value-type="string">
            <text:p text:style-name="P28"/>
          </table:table-cell>
        </table:table-row>
      </table:table>
      <text:p text:style-name="_5f_Paragraphe_20_livret_20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Symbol" svg:font-family="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Italique" style:font-family-generic="roman" style:font-pitch="variable"/>
    <style:font-face style:name="Times New Roman5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4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5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4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text-properties fo:font-size="3pt" style:font-size-asian="4pt" style:font-size-complex="4pt"/>
    </style:style>
    <style:style style:name="M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M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6pt" style:font-size-asian="6pt" style:font-size-complex="6pt"/>
    </style:style>
    <style:style style:name="M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Titre_20_d_27_exercices_20_livret" style:list-style-name="_5f_Numérotation_20_des_20_exercices_20_livrets"/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oter">
      <style:text-properties officeooo:paragraph-rsid="00c384cf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88a42e"/>
    </style:style>
    <style:style style:name="MT5" style:family="text">
      <style:text-properties officeooo:rsid="0160d7ef"/>
    </style:style>
    <style:style style:name="MT6" style:family="text">
      <style:text-properties officeooo:rsid="008b4865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30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31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32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27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28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29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MP6"><draw:line text:anchor-type="paragraph" draw:z-index="33" draw:name="Shape3" draw:style-name="Mgr5" draw:text-style-name="MP2" svg:x1="16.083cm" svg:y1="0.383cm" svg:x2="20.496cm" svg:y2="0.36cm"><text:p/></draw:line>Nombres entiers et décimaux : Numération</text:p>
      </style:header>
      <style:footer>
        <text:h text:style-name="MP7" text:outline-level="1">Nombres entiers et décimaux : Numération</text:h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8"><draw:line text:anchor-type="paragraph" draw:z-index="34" draw:name="Shape3_0" draw:style-name="Mgr5" draw:text-style-name="MP2" svg:x1="16.429cm" svg:y1="0.381cm" svg:x2="20.497cm" svg:y2="0.36cm"><text:p/></draw:line>Nombres entiers et décimaux : Numération</text:p>
      </style:header>
      <style:footer>
        <text:h text:style-name="MP9" text:outline-level="1">Nombres entiers et décimaux : Numération</text:h>
      </style:footer>
      <style:footer-left>
        <text:p text:style-name="MP10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 draw:style-name="Mdp2">
      <style:header>
        <text:p text:style-name="MP11"/>
        <text:p text:style-name="MP12"><text:span text:style-name="MT2">Chapitre N3 :</text:span> <text:span text:style-name="MT3">Nombres fractions</text:span></text:p>
        <text:p text:style-name="MP13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4"><draw:line text:anchor-type="paragraph" draw:z-index="41" draw:name="Shape3_1" draw:style-name="Mgr5" draw:text-style-name="MP2" svg:x1="16.083cm" svg:y1="0.383cm" svg:x2="20.496cm" svg:y2="0.36cm"><text:p/></draw:line>Nombres enters <text:span text:style-name="MT4">i</text:span> <text:span text:style-name="MT4">decimals</text:span>: Num<text:span text:style-name="MT4">e</text:span>ra<text:span text:style-name="MT4">c</text:span>ió</text:p>
      </style:header>
      <style:footer>
        <text:p text:style-name="MP15"><draw:frame draw:style-name="Mfr1" draw:name="Frame7" text:anchor-type="paragraph" svg:y="-0.06cm" draw:z-index="17"><draw:text-box fo:min-height="0.499cm" fo:min-width="7.096cm"><draw:frame draw:style-name="Mfr2" draw:name="Frame8" text:anchor-type="frame" svg:x="0.45cm" svg:y="0.079cm" svg:width="0.817cm" draw:z-index="24"><draw:text-box fo:min-height="0.355cm"><text:p text:style-name="MP16"><draw:g text:anchor-type="paragraph" draw:z-index="10" draw:name="Shape4_5" draw:style-name="Mgr6"><draw:path draw:style-name="Mgr7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18"><text:span text:style-name="MT5">N</text:span>ombres enters <text:span text:style-name="MT6">I</text:span> d<text:span text:style-name="MT6">e</text:span>cima<text:span text:style-name="MT6">ls</text:span> : num<text:span text:style-name="MT6">e</text:span>ra<text:span text:style-name="MT6">C</text:span>ió</text:p></draw:text-box></draw:frame></text:p>
      </style:footer>
    </style:master-page>
    <style:master-page style:name="odile" style:page-layout-name="Mpm16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5" draw:name="Shape5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1">N1 : Priorités, distributivité</text:p>
              </table:table-cell>
              <table:table-cell table:style-name="Tableau5.A1" office:value-type="string">
                <text:p text:style-name="MP2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2">Série 1 : Priorités opératoires</text:p>
            </table:table-cell>
            <table:table-cell table:style-name="Tableau5.A1" office:value-type="string">
              <text:p text:style-name="MP22"/>
            </table:table-cell>
          </table:table-row>
        </table:table>
        <text:p text:style-name="MP23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6" draw:name="Shape6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1">5N1 : Priorités, distributivité</text:p>
              </table:table-cell>
              <table:table-cell table:style-name="Tableau7.A1" office:value-type="string">
                <text:p text:style-name="MP2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2">Série 1 : Priorités opératoires</text:p>
            </table:table-cell>
            <table:table-cell table:style-name="Tableau7.A1" office:value-type="string">
              <text:p text:style-name="MP22"/>
            </table:table-cell>
          </table:table-row>
        </table:table>
        <text:p text:style-name="MP23"><text:span text:style-name="corps"><text:span text:style-name="MT7"/></text:span></text:p>
      </style:header-left>
      <style:footer>
        <text:p text:style-name="MP24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3">
      <style:header>
        <text:p text:style-name="MP25">Série 4 : Constructions (2)</text:p>
      </style:header>
      <style:footer>
        <text:p text:style-name="MP2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 draw:style-name="Mdp2">
      <style:header>
        <text:p text:style-name="MP25">Série 6 : Démonstrations (2)</text:p>
        <text:list xml:id="list2174632890" text:style-name="_5f_Numérotation_20_des_20_exercices_20_livrets">
          <text:list-item>
            <text:h text:style-name="MP27" text:outline-level="1">Sans justi</text:h>
          </text:list-item>
        </text:list>
      </style:header>
      <style:footer>
        <text:p text:style-name="MP26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2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10">Calculer : additionner et soustraire</text:span><text:span text:style-name="MT11"> </text:span></text:p></draw:text-box></draw:frame><draw:g text:anchor-type="paragraph" draw:z-index="1" draw:name="Shape4_3" draw:style-name="Mgr6"><draw:path draw:style-name="Mgr7" draw:text-style-name="MP1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g text:anchor-type="paragraph" draw:z-index="2" draw:name="Shape4_0" draw:style-name="Mgr6"><draw:path draw:style-name="Mgr11" draw:text-style-name="MP3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10">Calculer</text:span><text:span text:style-name="MT11"> : </text:span><text:span text:style-name="MT10">additionner et soustraire</text:span></text:p></draw:text-box></draw:frame><draw:g text:anchor-type="paragraph" draw:z-index="3" draw:name="Shape4_4" draw:style-name="Mgr6"><draw:path draw:style-name="Mgr7" draw:text-style-name="MP1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1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2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0" draw:name="Shape4" draw:style-name="Mgr6"><draw:path draw:style-name="Mgr12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2T16:23:37.384777335</meta:creation-date>
    <dc:title>lycee_v3</dc:title>
    <meta:editing-duration>P2DT23H30M6S</meta:editing-duration>
    <meta:editing-cycles>115</meta:editing-cycles>
    <meta:generator>LibreOffice/7.3.7.2$MacOSX_X86_64 LibreOffice_project/e114eadc50a9ff8d8c8a0567d6da8f454beeb84f</meta:generator>
    <dc:date>2025-03-24T16:10:42.774059000</dc:date>
    <meta:document-statistic meta:table-count="5" meta:image-count="0" meta:object-count="31" meta:page-count="7" meta:paragraph-count="182" meta:word-count="739" meta:character-count="3997" meta:non-whitespace-character-count="3268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10/content.xml><?xml version="1.0" encoding="utf-8"?>
<math xmlns="http://www.w3.org/1998/Math/MathML" display="block">
  <semantics>
    <mfrac>
      <mn>734</mn>
      <mn>100</mn>
    </mfrac>
    <annotation encoding="StarMath 5.0">{734}over{100}</annotation>
  </semantics>
</math>
</file>

<file path=Object 11/content.xml><?xml version="1.0" encoding="utf-8"?>
<math xmlns="http://www.w3.org/1998/Math/MathML" display="block">
  <semantics>
    <mfrac>
      <mn>34</mn>
      <mn>10</mn>
    </mfrac>
    <annotation encoding="StarMath 5.0">{34}over{10}</annotation>
  </semantics>
</math>
</file>

<file path=Object 12/content.xml><?xml version="1.0" encoding="utf-8"?>
<math xmlns="http://www.w3.org/1998/Math/MathML" display="block">
  <semantics>
    <mfrac>
      <mn>34</mn>
      <mn>100</mn>
    </mfrac>
    <annotation encoding="StarMath 5.0">{34}over{100}</annotation>
  </semantics>
</math>
</file>

<file path=Object 13/content.xml><?xml version="1.0" encoding="utf-8"?>
<math xmlns="http://www.w3.org/1998/Math/MathML" display="block">
  <semantics>
    <mfrac>
      <mn>734</mn>
      <mn>1.000</mn>
    </mfrac>
    <annotation encoding="StarMath 5.0">{734}over{1.000}</annotation>
  </semantics>
</math>
</file>

<file path=Object 14/content.xml><?xml version="1.0" encoding="utf-8"?>
<math xmlns="http://www.w3.org/1998/Math/MathML" display="block">
  <semantics>
    <mfrac>
      <mn>54</mn>
      <mn>100</mn>
    </mfrac>
    <annotation encoding="StarMath 5.0">{ {54}over{100}} </annotation>
  </semantics>
</math>
</file>

<file path=Object 15/content.xml><?xml version="1.0" encoding="utf-8"?>
<math xmlns="http://www.w3.org/1998/Math/MathML" display="block">
  <semantics>
    <mfrac>
      <mn>5</mn>
      <mn>10</mn>
    </mfrac>
    <annotation encoding="StarMath 5.0">{5}over{10}</annotation>
  </semantics>
</math>
</file>

<file path=Object 16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17/content.xml><?xml version="1.0" encoding="utf-8"?>
<math xmlns="http://www.w3.org/1998/Math/MathML" display="block">
  <semantics>
    <mfrac>
      <mn>32</mn>
      <mn>100</mn>
    </mfrac>
    <annotation encoding="StarMath 5.0">{32}over{100}</annotation>
  </semantics>
</math>
</file>

<file path=Object 18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1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2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20/content.xml><?xml version="1.0" encoding="utf-8"?>
<math xmlns="http://www.w3.org/1998/Math/MathML" display="block">
  <semantics>
    <mfrac>
      <mn>8</mn>
      <mn>100</mn>
    </mfrac>
    <annotation encoding="StarMath 5.0">{8}over{100}</annotation>
  </semantics>
</math>
</file>

<file path=Object 21/content.xml><?xml version="1.0" encoding="utf-8"?>
<math xmlns="http://www.w3.org/1998/Math/MathML" display="block">
  <semantics>
    <mfrac>
      <mn>2</mn>
      <mn>1.000</mn>
    </mfrac>
    <annotation encoding="StarMath 5.0">{2}over{1.000}</annotation>
  </semantics>
</math>
</file>

<file path=Object 22/content.xml><?xml version="1.0" encoding="utf-8"?>
<math xmlns="http://www.w3.org/1998/Math/MathML" display="block">
  <semantics>
    <mfrac>
      <mn>16</mn>
      <mn>10</mn>
    </mfrac>
    <annotation encoding="StarMath 5.0">{16}over{10}</annotation>
  </semantics>
</math>
</file>

<file path=Object 23/content.xml><?xml version="1.0" encoding="utf-8"?>
<math xmlns="http://www.w3.org/1998/Math/MathML" display="block">
  <semantics>
    <mfrac>
      <mn>95</mn>
      <mn>100</mn>
    </mfrac>
    <annotation encoding="StarMath 5.0">{95}over{100}</annotation>
  </semantics>
</math>
</file>

<file path=Object 24/content.xml><?xml version="1.0" encoding="utf-8"?>
<math xmlns="http://www.w3.org/1998/Math/MathML" display="block">
  <semantics>
    <mfrac>
      <mn>45</mn>
      <mn>1.000</mn>
    </mfrac>
    <annotation encoding="StarMath 5.0">{45}over{1.000}</annotation>
  </semantics>
</math>
</file>

<file path=Object 25/content.xml><?xml version="1.0" encoding="utf-8"?>
<math xmlns="http://www.w3.org/1998/Math/MathML" display="block">
  <semantics>
    <mfrac>
      <mn>36</mn>
      <mn>10</mn>
    </mfrac>
    <annotation encoding="StarMath 5.0">{36}over{10}</annotation>
  </semantics>
</math>
</file>

<file path=Object 26/content.xml><?xml version="1.0" encoding="utf-8"?>
<math xmlns="http://www.w3.org/1998/Math/MathML" display="block">
  <semantics>
    <mfrac>
      <mn>87</mn>
      <mn>100</mn>
    </mfrac>
    <annotation encoding="StarMath 5.0">{87}over{100}</annotation>
  </semantics>
</math>
</file>

<file path=Object 27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28/content.xml><?xml version="1.0" encoding="utf-8"?>
<math xmlns="http://www.w3.org/1998/Math/MathML" display="block">
  <semantics>
    <mfrac>
      <mn>35</mn>
      <mn>1.000</mn>
    </mfrac>
    <annotation encoding="StarMath 5.0">{35}over{1.000}</annotation>
  </semantics>
</math>
</file>

<file path=Object 29/content.xml><?xml version="1.0" encoding="utf-8"?>
<math xmlns="http://www.w3.org/1998/Math/MathML" display="block">
  <semantics>
    <mfrac>
      <mn>53</mn>
      <mn>100</mn>
    </mfrac>
    <annotation encoding="StarMath 5.0">{53}over{100}</annotation>
  </semantics>
</math>
</file>

<file path=Object 3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30/content.xml><?xml version="1.0" encoding="utf-8"?>
<math xmlns="http://www.w3.org/1998/Math/MathML" display="block">
  <semantics>
    <mfrac>
      <mn>984</mn>
      <mn>10</mn>
    </mfrac>
    <annotation encoding="StarMath 5.0">{984}over{10}</annotation>
  </semantics>
</math>
</file>

<file path=Object 31/content.xml><?xml version="1.0" encoding="utf-8"?>
<math xmlns="http://www.w3.org/1998/Math/MathML" display="block">
  <semantics>
    <mfrac>
      <mn>3.156</mn>
      <mn>100</mn>
    </mfrac>
    <annotation encoding="StarMath 5.0">{3.156}over{100}</annotation>
  </semantics>
</math>
</file>

<file path=Object 4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5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6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7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8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